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36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P37" style:family="paragraph" style:parent-style-name="Standard">
      <style:text-properties fo:font-weight="bold" officeooo:rsid="00724c0d" officeooo:paragraph-rsid="00724c0d" style:font-weight-asian="bold" style:font-weight-complex="bold"/>
    </style:style>
    <style:style style:name="P38" style:family="paragraph" style:parent-style-name="Standard">
      <style:text-properties fo:font-weight="bold" officeooo:rsid="00898463" officeooo:paragraph-rsid="00898463" style:font-weight-asian="bold" style:font-weight-complex="bold"/>
    </style:style>
    <style:style style:name="P39" style:family="paragraph" style:parent-style-name="Standard">
      <style:text-properties fo:font-weight="bold" officeooo:rsid="0094f6bd" officeooo:paragraph-rsid="0094f6bd" style:font-weight-asian="bold" style:font-weight-complex="bold"/>
    </style:style>
    <style:style style:name="P40" style:family="paragraph" style:parent-style-name="Standard">
      <style:text-properties fo:font-weight="bold" officeooo:rsid="00a3c511" officeooo:paragraph-rsid="00a3c511" style:font-weight-asian="bold" style:font-weight-complex="bold"/>
    </style:style>
    <style:style style:name="P41" style:family="paragraph" style:parent-style-name="Standard">
      <style:text-properties fo:font-weight="bold" officeooo:rsid="00bf03c8" officeooo:paragraph-rsid="00bf03c8" style:font-weight-asian="bold" style:font-weight-complex="bold"/>
    </style:style>
    <style:style style:name="P42" style:family="paragraph" style:parent-style-name="Standard">
      <style:text-properties fo:font-weight="bold" officeooo:rsid="00d41d0f" officeooo:paragraph-rsid="00d41d0f" style:font-weight-asian="bold" style:font-weight-complex="bold"/>
    </style:style>
    <style:style style:name="P43" style:family="paragraph" style:parent-style-name="Standard">
      <style:text-properties fo:font-weight="bold" officeooo:rsid="00dd5a6e" officeooo:paragraph-rsid="00dd5a6e" style:font-weight-asian="bold" style:font-weight-complex="bold"/>
    </style:style>
    <style:style style:name="P44" style:family="paragraph" style:parent-style-name="Standard">
      <style:text-properties fo:font-weight="bold" officeooo:rsid="00e3c1c4" officeooo:paragraph-rsid="00e3c1c4" style:font-weight-asian="bold" style:font-weight-complex="bold"/>
    </style:style>
    <style:style style:name="P45" style:family="paragraph" style:parent-style-name="Standard">
      <style:text-properties fo:font-weight="bold" officeooo:rsid="00ea3691" officeooo:paragraph-rsid="00ea3691" style:font-weight-asian="bold" style:font-weight-complex="bold"/>
    </style:style>
    <style:style style:name="P46" style:family="paragraph" style:parent-style-name="Standard">
      <style:text-properties fo:font-weight="bold" officeooo:rsid="00f138b6" officeooo:paragraph-rsid="00f138b6" style:font-weight-asian="bold" style:font-weight-complex="bold"/>
    </style:style>
    <style:style style:name="P47" style:family="paragraph" style:parent-style-name="Standard">
      <style:text-properties fo:font-weight="bold" officeooo:rsid="00f2aea8" officeooo:paragraph-rsid="00f2aea8" style:font-weight-asian="bold" style:font-weight-complex="bold"/>
    </style:style>
    <style:style style:name="P48" style:family="paragraph" style:parent-style-name="Standard">
      <style:text-properties officeooo:rsid="0035ce20" officeooo:paragraph-rsid="0035ce20"/>
    </style:style>
    <style:style style:name="P49" style:family="paragraph" style:parent-style-name="Standard">
      <style:text-properties officeooo:rsid="0037afa3" officeooo:paragraph-rsid="0037afa3"/>
    </style:style>
    <style:style style:name="P50" style:family="paragraph" style:parent-style-name="Standard">
      <style:text-properties officeooo:rsid="00396af7" officeooo:paragraph-rsid="00396af7"/>
    </style:style>
    <style:style style:name="P51" style:family="paragraph" style:parent-style-name="Standard">
      <style:text-properties officeooo:rsid="003c01cb" officeooo:paragraph-rsid="003c01cb"/>
    </style:style>
    <style:style style:name="P52" style:family="paragraph" style:parent-style-name="Standard">
      <style:text-properties officeooo:rsid="003d57d5" officeooo:paragraph-rsid="003d57d5"/>
    </style:style>
    <style:style style:name="P53" style:family="paragraph" style:parent-style-name="Standard">
      <style:text-properties officeooo:rsid="003f5435" officeooo:paragraph-rsid="003f5435"/>
    </style:style>
    <style:style style:name="P54" style:family="paragraph" style:parent-style-name="Standard">
      <style:text-properties officeooo:rsid="003fc9a1" officeooo:paragraph-rsid="003fc9a1"/>
    </style:style>
    <style:style style:name="P55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56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57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58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59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60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61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62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63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64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65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66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67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68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69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70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71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72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73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74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75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76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77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78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79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80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81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82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83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84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85" style:family="paragraph" style:parent-style-name="Standard">
      <style:text-properties fo:font-weight="normal" officeooo:rsid="00724c0d" officeooo:paragraph-rsid="00724c0d" style:font-weight-asian="normal" style:font-weight-complex="normal"/>
    </style:style>
    <style:style style:name="P86" style:family="paragraph" style:parent-style-name="Standard">
      <style:text-properties fo:font-weight="normal" officeooo:rsid="007364ba" officeooo:paragraph-rsid="007364ba" style:font-weight-asian="normal" style:font-weight-complex="normal"/>
    </style:style>
    <style:style style:name="P87" style:family="paragraph" style:parent-style-name="Standard">
      <style:text-properties fo:font-weight="normal" officeooo:rsid="0073a898" officeooo:paragraph-rsid="0073a898" style:font-weight-asian="normal" style:font-weight-complex="normal"/>
    </style:style>
    <style:style style:name="P88" style:family="paragraph" style:parent-style-name="Standard">
      <style:text-properties fo:font-weight="normal" officeooo:rsid="0074d46b" officeooo:paragraph-rsid="0074d46b" style:font-weight-asian="normal" style:font-weight-complex="normal"/>
    </style:style>
    <style:style style:name="P89" style:family="paragraph" style:parent-style-name="Standard">
      <style:text-properties fo:font-weight="normal" officeooo:rsid="00750986" officeooo:paragraph-rsid="00750986" style:font-weight-asian="normal" style:font-weight-complex="normal"/>
    </style:style>
    <style:style style:name="P90" style:family="paragraph" style:parent-style-name="Standard">
      <style:text-properties fo:font-weight="normal" officeooo:rsid="0077ead2" officeooo:paragraph-rsid="0077ead2" style:font-weight-asian="normal" style:font-weight-complex="normal"/>
    </style:style>
    <style:style style:name="P91" style:family="paragraph" style:parent-style-name="Standard">
      <style:text-properties fo:font-weight="normal" officeooo:rsid="007a2332" officeooo:paragraph-rsid="007a2332" style:font-weight-asian="normal" style:font-weight-complex="normal"/>
    </style:style>
    <style:style style:name="P92" style:family="paragraph" style:parent-style-name="Standard">
      <style:text-properties fo:font-weight="normal" officeooo:rsid="007b63d5" officeooo:paragraph-rsid="007b63d5" style:font-weight-asian="normal" style:font-weight-complex="normal"/>
    </style:style>
    <style:style style:name="P93" style:family="paragraph" style:parent-style-name="Standard">
      <style:text-properties fo:font-weight="normal" officeooo:rsid="007e51a4" officeooo:paragraph-rsid="007e51a4" style:font-weight-asian="normal" style:font-weight-complex="normal"/>
    </style:style>
    <style:style style:name="P94" style:family="paragraph" style:parent-style-name="Standard">
      <style:text-properties fo:font-weight="normal" officeooo:rsid="007ec495" officeooo:paragraph-rsid="007ec495" style:font-weight-asian="normal" style:font-weight-complex="normal"/>
    </style:style>
    <style:style style:name="P95" style:family="paragraph" style:parent-style-name="Standard">
      <style:text-properties fo:font-weight="normal" officeooo:rsid="007ec495" officeooo:paragraph-rsid="0080400a" style:font-weight-asian="normal" style:font-weight-complex="normal"/>
    </style:style>
    <style:style style:name="P96" style:family="paragraph" style:parent-style-name="Standard">
      <style:text-properties fo:font-weight="normal" officeooo:rsid="0080400a" officeooo:paragraph-rsid="0080400a" style:font-weight-asian="normal" style:font-weight-complex="normal"/>
    </style:style>
    <style:style style:name="P97" style:family="paragraph" style:parent-style-name="Standard">
      <style:text-properties fo:font-weight="normal" officeooo:rsid="00829f1d" officeooo:paragraph-rsid="00829f1d" style:font-weight-asian="normal" style:font-weight-complex="normal"/>
    </style:style>
    <style:style style:name="P98" style:family="paragraph" style:parent-style-name="Standard">
      <style:text-properties fo:font-weight="normal" officeooo:rsid="0085346b" officeooo:paragraph-rsid="0085346b" style:font-weight-asian="normal" style:font-weight-complex="normal"/>
    </style:style>
    <style:style style:name="P99" style:family="paragraph" style:parent-style-name="Standard">
      <style:text-properties fo:font-weight="normal" officeooo:rsid="0085e94b" officeooo:paragraph-rsid="0085e94b" style:font-weight-asian="normal" style:font-weight-complex="normal"/>
    </style:style>
    <style:style style:name="P100" style:family="paragraph" style:parent-style-name="Standard">
      <style:text-properties fo:font-weight="normal" officeooo:rsid="0087ca67" officeooo:paragraph-rsid="0087ca67" style:font-weight-asian="normal" style:font-weight-complex="normal"/>
    </style:style>
    <style:style style:name="P101" style:family="paragraph" style:parent-style-name="Standard">
      <style:text-properties fo:font-weight="normal" officeooo:rsid="00898463" officeooo:paragraph-rsid="00898463" style:font-weight-asian="normal" style:font-weight-complex="normal"/>
    </style:style>
    <style:style style:name="P102" style:family="paragraph" style:parent-style-name="Standard">
      <style:text-properties fo:font-weight="normal" officeooo:rsid="008ac965" officeooo:paragraph-rsid="008ac965" style:font-weight-asian="normal" style:font-weight-complex="normal"/>
    </style:style>
    <style:style style:name="P103" style:family="paragraph" style:parent-style-name="Standard">
      <style:text-properties fo:font-weight="normal" officeooo:rsid="008be928" officeooo:paragraph-rsid="008be928" style:font-weight-asian="normal" style:font-weight-complex="normal"/>
    </style:style>
    <style:style style:name="P104" style:family="paragraph" style:parent-style-name="Standard">
      <style:text-properties fo:font-weight="normal" officeooo:rsid="008c7955" officeooo:paragraph-rsid="008c7955" style:font-weight-asian="normal" style:font-weight-complex="normal"/>
    </style:style>
    <style:style style:name="P105" style:family="paragraph" style:parent-style-name="Standard">
      <style:text-properties fo:font-weight="normal" officeooo:rsid="008daf7d" officeooo:paragraph-rsid="008daf7d" style:font-weight-asian="normal" style:font-weight-complex="normal"/>
    </style:style>
    <style:style style:name="P106" style:family="paragraph" style:parent-style-name="Standard">
      <style:text-properties fo:font-weight="normal" officeooo:rsid="008e1d1a" officeooo:paragraph-rsid="008e1d1a" style:font-weight-asian="normal" style:font-weight-complex="normal"/>
    </style:style>
    <style:style style:name="P107" style:family="paragraph" style:parent-style-name="Standard">
      <style:text-properties fo:font-weight="normal" officeooo:rsid="008f10e5" officeooo:paragraph-rsid="008f10e5" style:font-weight-asian="normal" style:font-weight-complex="normal"/>
    </style:style>
    <style:style style:name="P108" style:family="paragraph" style:parent-style-name="Standard">
      <style:text-properties fo:font-weight="normal" officeooo:rsid="008f6fed" officeooo:paragraph-rsid="008f6fed" style:font-weight-asian="normal" style:font-weight-complex="normal"/>
    </style:style>
    <style:style style:name="P109" style:family="paragraph" style:parent-style-name="Standard">
      <style:text-properties fo:font-weight="normal" officeooo:rsid="008fc5f0" officeooo:paragraph-rsid="008fc5f0" style:font-weight-asian="normal" style:font-weight-complex="normal"/>
    </style:style>
    <style:style style:name="P110" style:family="paragraph" style:parent-style-name="Standard">
      <style:text-properties fo:font-weight="normal" officeooo:rsid="0090e4d3" officeooo:paragraph-rsid="0090e4d3" style:font-weight-asian="normal" style:font-weight-complex="normal"/>
    </style:style>
    <style:style style:name="P111" style:family="paragraph" style:parent-style-name="Standard">
      <style:text-properties fo:font-weight="normal" officeooo:rsid="0081677b" officeooo:paragraph-rsid="0081677b" style:font-weight-asian="normal" style:font-weight-complex="normal"/>
    </style:style>
    <style:style style:name="P112" style:family="paragraph" style:parent-style-name="Standard">
      <style:text-properties fo:font-weight="normal" officeooo:rsid="0094f6bd" officeooo:paragraph-rsid="0094f6bd" style:font-weight-asian="normal" style:font-weight-complex="normal"/>
    </style:style>
    <style:style style:name="P113" style:family="paragraph" style:parent-style-name="Standard">
      <style:text-properties fo:font-weight="normal" officeooo:rsid="009654ad" officeooo:paragraph-rsid="009654ad" style:font-weight-asian="normal" style:font-weight-complex="normal"/>
    </style:style>
    <style:style style:name="P114" style:family="paragraph" style:parent-style-name="Standard">
      <style:text-properties fo:font-weight="normal" officeooo:rsid="0097ade8" officeooo:paragraph-rsid="0097ade8" style:font-weight-asian="normal" style:font-weight-complex="normal"/>
    </style:style>
    <style:style style:name="P115" style:family="paragraph" style:parent-style-name="Standard">
      <style:text-properties fo:font-weight="normal" officeooo:rsid="00980c0f" officeooo:paragraph-rsid="00980c0f" style:font-weight-asian="normal" style:font-weight-complex="normal"/>
    </style:style>
    <style:style style:name="P116" style:family="paragraph" style:parent-style-name="Standard">
      <style:text-properties fo:font-weight="normal" officeooo:rsid="0099b68b" officeooo:paragraph-rsid="0099b68b" style:font-weight-asian="normal" style:font-weight-complex="normal"/>
    </style:style>
    <style:style style:name="P117" style:family="paragraph" style:parent-style-name="Standard">
      <style:text-properties fo:font-weight="normal" officeooo:rsid="009a1e78" officeooo:paragraph-rsid="009a1e78" style:font-weight-asian="normal" style:font-weight-complex="normal"/>
    </style:style>
    <style:style style:name="P118" style:family="paragraph" style:parent-style-name="Standard">
      <style:text-properties fo:font-weight="normal" officeooo:rsid="009d71c6" officeooo:paragraph-rsid="009d71c6" style:font-weight-asian="normal" style:font-weight-complex="normal"/>
    </style:style>
    <style:style style:name="P119" style:family="paragraph" style:parent-style-name="Standard">
      <style:text-properties fo:font-weight="normal" officeooo:rsid="00a07ce4" officeooo:paragraph-rsid="00a07ce4" style:font-weight-asian="normal" style:font-weight-complex="normal"/>
    </style:style>
    <style:style style:name="P120" style:family="paragraph" style:parent-style-name="Standard">
      <style:text-properties fo:font-weight="normal" officeooo:rsid="00a0f51b" officeooo:paragraph-rsid="00a0f51b" style:font-weight-asian="normal" style:font-weight-complex="normal"/>
    </style:style>
    <style:style style:name="P121" style:family="paragraph" style:parent-style-name="Standard">
      <style:text-properties fo:font-weight="normal" officeooo:rsid="00a3c511" officeooo:paragraph-rsid="00a3c511" style:font-weight-asian="normal" style:font-weight-complex="normal"/>
    </style:style>
    <style:style style:name="P122" style:family="paragraph" style:parent-style-name="Standard">
      <style:text-properties fo:font-weight="normal" officeooo:rsid="00a4d355" officeooo:paragraph-rsid="00a4d355" style:font-weight-asian="normal" style:font-weight-complex="normal"/>
    </style:style>
    <style:style style:name="P123" style:family="paragraph" style:parent-style-name="Standard">
      <style:text-properties fo:font-weight="normal" officeooo:rsid="00a57331" officeooo:paragraph-rsid="00a57331" style:font-weight-asian="normal" style:font-weight-complex="normal"/>
    </style:style>
    <style:style style:name="P124" style:family="paragraph" style:parent-style-name="Standard">
      <style:text-properties fo:font-weight="normal" officeooo:rsid="00a713b6" officeooo:paragraph-rsid="00a713b6" style:font-weight-asian="normal" style:font-weight-complex="normal"/>
    </style:style>
    <style:style style:name="P125" style:family="paragraph" style:parent-style-name="Standard">
      <style:text-properties fo:font-weight="normal" officeooo:rsid="00a9f493" officeooo:paragraph-rsid="00a9f493" style:font-weight-asian="normal" style:font-weight-complex="normal"/>
    </style:style>
    <style:style style:name="P126" style:family="paragraph" style:parent-style-name="Standard">
      <style:text-properties fo:font-weight="normal" officeooo:rsid="00ab5f94" officeooo:paragraph-rsid="00ab5f94" style:font-weight-asian="normal" style:font-weight-complex="normal"/>
    </style:style>
    <style:style style:name="P127" style:family="paragraph" style:parent-style-name="Standard">
      <style:text-properties fo:font-weight="normal" officeooo:rsid="00aebf68" officeooo:paragraph-rsid="00aebf68" style:font-weight-asian="normal" style:font-weight-complex="normal"/>
    </style:style>
    <style:style style:name="P128" style:family="paragraph" style:parent-style-name="Standard">
      <style:text-properties fo:font-weight="normal" officeooo:rsid="00b037f3" officeooo:paragraph-rsid="00b037f3" style:font-weight-asian="normal" style:font-weight-complex="normal"/>
    </style:style>
    <style:style style:name="P129" style:family="paragraph" style:parent-style-name="Standard">
      <style:text-properties fo:font-weight="normal" officeooo:rsid="00b1af96" officeooo:paragraph-rsid="00b1af96" style:font-weight-asian="normal" style:font-weight-complex="normal"/>
    </style:style>
    <style:style style:name="P130" style:family="paragraph" style:parent-style-name="Standard">
      <style:text-properties fo:font-weight="normal" officeooo:rsid="00b1eed9" officeooo:paragraph-rsid="00b1eed9" style:font-weight-asian="normal" style:font-weight-complex="normal"/>
    </style:style>
    <style:style style:name="P131" style:family="paragraph" style:parent-style-name="Standard">
      <style:text-properties fo:font-weight="normal" officeooo:rsid="00b389f8" officeooo:paragraph-rsid="00b389f8" style:font-weight-asian="normal" style:font-weight-complex="normal"/>
    </style:style>
    <style:style style:name="P132" style:family="paragraph" style:parent-style-name="Standard">
      <style:text-properties fo:font-weight="normal" officeooo:rsid="00b47d84" officeooo:paragraph-rsid="00b47d84" style:font-weight-asian="normal" style:font-weight-complex="normal"/>
    </style:style>
    <style:style style:name="P133" style:family="paragraph" style:parent-style-name="Standard">
      <style:text-properties fo:font-weight="normal" officeooo:rsid="00b6274b" officeooo:paragraph-rsid="00b6274b" style:font-weight-asian="normal" style:font-weight-complex="normal"/>
    </style:style>
    <style:style style:name="P134" style:family="paragraph" style:parent-style-name="Standard">
      <style:text-properties fo:font-weight="normal" officeooo:rsid="00b6fc82" officeooo:paragraph-rsid="00b6fc82" style:font-weight-asian="normal" style:font-weight-complex="normal"/>
    </style:style>
    <style:style style:name="P135" style:family="paragraph" style:parent-style-name="Standard">
      <style:text-properties fo:font-weight="normal" officeooo:rsid="00b9bafd" officeooo:paragraph-rsid="00b9bafd" style:font-weight-asian="normal" style:font-weight-complex="normal"/>
    </style:style>
    <style:style style:name="P136" style:family="paragraph" style:parent-style-name="Standard">
      <style:text-properties fo:font-weight="normal" officeooo:rsid="00bb2c3e" officeooo:paragraph-rsid="00bb2c3e" style:font-weight-asian="normal" style:font-weight-complex="normal"/>
    </style:style>
    <style:style style:name="P137" style:family="paragraph" style:parent-style-name="Standard">
      <style:text-properties fo:font-weight="normal" officeooo:rsid="00bc7913" officeooo:paragraph-rsid="00bc7913" style:font-weight-asian="normal" style:font-weight-complex="normal"/>
    </style:style>
    <style:style style:name="P138" style:family="paragraph" style:parent-style-name="Standard">
      <style:text-properties fo:font-weight="normal" officeooo:rsid="00bcb630" officeooo:paragraph-rsid="00bcb630" style:font-weight-asian="normal" style:font-weight-complex="normal"/>
    </style:style>
    <style:style style:name="P139" style:family="paragraph" style:parent-style-name="Standard">
      <style:text-properties fo:font-weight="normal" officeooo:rsid="00bdc6e7" officeooo:paragraph-rsid="00bdc6e7" style:font-weight-asian="normal" style:font-weight-complex="normal"/>
    </style:style>
    <style:style style:name="P140" style:family="paragraph" style:parent-style-name="Standard">
      <style:text-properties fo:font-weight="normal" officeooo:rsid="00bf03c8" officeooo:paragraph-rsid="00bf03c8" style:font-weight-asian="normal" style:font-weight-complex="normal"/>
    </style:style>
    <style:style style:name="P141" style:family="paragraph" style:parent-style-name="Standard">
      <style:text-properties fo:font-weight="normal" officeooo:rsid="00c0c634" officeooo:paragraph-rsid="00c0c634" style:font-weight-asian="normal" style:font-weight-complex="normal"/>
    </style:style>
    <style:style style:name="P142" style:family="paragraph" style:parent-style-name="Standard">
      <style:text-properties fo:font-weight="normal" officeooo:rsid="00c16bbd" officeooo:paragraph-rsid="00c16bbd" style:font-weight-asian="normal" style:font-weight-complex="normal"/>
    </style:style>
    <style:style style:name="P143" style:family="paragraph" style:parent-style-name="Standard">
      <style:text-properties fo:font-weight="normal" officeooo:rsid="00c20155" officeooo:paragraph-rsid="00c20155" style:font-weight-asian="normal" style:font-weight-complex="normal"/>
    </style:style>
    <style:style style:name="P144" style:family="paragraph" style:parent-style-name="Standard">
      <style:text-properties fo:font-weight="normal" officeooo:rsid="00c4cbc6" officeooo:paragraph-rsid="00c4cbc6" style:font-weight-asian="normal" style:font-weight-complex="normal"/>
    </style:style>
    <style:style style:name="P145" style:family="paragraph" style:parent-style-name="Standard">
      <style:text-properties fo:font-weight="normal" officeooo:rsid="00c540fd" officeooo:paragraph-rsid="00c540fd" style:font-weight-asian="normal" style:font-weight-complex="normal"/>
    </style:style>
    <style:style style:name="P146" style:family="paragraph" style:parent-style-name="Standard">
      <style:text-properties fo:font-weight="normal" officeooo:rsid="00c5ca83" officeooo:paragraph-rsid="00c5ca83" style:font-weight-asian="normal" style:font-weight-complex="normal"/>
    </style:style>
    <style:style style:name="P147" style:family="paragraph" style:parent-style-name="Standard">
      <style:text-properties fo:font-weight="normal" officeooo:rsid="00c6601a" officeooo:paragraph-rsid="00c6601a" style:font-weight-asian="normal" style:font-weight-complex="normal"/>
    </style:style>
    <style:style style:name="P148" style:family="paragraph" style:parent-style-name="Standard">
      <style:text-properties fo:font-weight="normal" officeooo:rsid="00c78baf" officeooo:paragraph-rsid="00c78baf" style:font-weight-asian="normal" style:font-weight-complex="normal"/>
    </style:style>
    <style:style style:name="P149" style:family="paragraph" style:parent-style-name="Standard">
      <style:text-properties fo:font-weight="normal" officeooo:rsid="00c83dc4" officeooo:paragraph-rsid="00c83dc4" style:font-weight-asian="normal" style:font-weight-complex="normal"/>
    </style:style>
    <style:style style:name="P150" style:family="paragraph" style:parent-style-name="Standard">
      <style:text-properties fo:font-weight="normal" officeooo:rsid="00cad58a" officeooo:paragraph-rsid="00cad58a" style:font-weight-asian="normal" style:font-weight-complex="normal"/>
    </style:style>
    <style:style style:name="P151" style:family="paragraph" style:parent-style-name="Standard">
      <style:text-properties fo:font-weight="normal" officeooo:rsid="00cc5f8f" officeooo:paragraph-rsid="00cc5f8f" style:font-weight-asian="normal" style:font-weight-complex="normal"/>
    </style:style>
    <style:style style:name="P152" style:family="paragraph" style:parent-style-name="Standard">
      <style:text-properties fo:font-weight="normal" officeooo:rsid="00ce2c0a" officeooo:paragraph-rsid="00ce2c0a" style:font-weight-asian="normal" style:font-weight-complex="normal"/>
    </style:style>
    <style:style style:name="P153" style:family="paragraph" style:parent-style-name="Standard">
      <style:text-properties fo:font-weight="normal" officeooo:rsid="00ceb44d" officeooo:paragraph-rsid="00ceb44d" style:font-weight-asian="normal" style:font-weight-complex="normal"/>
    </style:style>
    <style:style style:name="P154" style:family="paragraph" style:parent-style-name="Standard">
      <style:text-properties fo:font-weight="normal" officeooo:rsid="00cf9f15" officeooo:paragraph-rsid="00cf9f15" style:font-weight-asian="normal" style:font-weight-complex="normal"/>
    </style:style>
    <style:style style:name="P155" style:family="paragraph" style:parent-style-name="Standard">
      <style:text-properties fo:font-weight="normal" officeooo:rsid="00d41d0f" officeooo:paragraph-rsid="00d41d0f" style:font-weight-asian="normal" style:font-weight-complex="normal"/>
    </style:style>
    <style:style style:name="P156" style:family="paragraph" style:parent-style-name="Standard">
      <style:text-properties fo:font-weight="normal" officeooo:rsid="00d51b56" officeooo:paragraph-rsid="00d51b56" style:font-weight-asian="normal" style:font-weight-complex="normal"/>
    </style:style>
    <style:style style:name="P157" style:family="paragraph" style:parent-style-name="Standard">
      <style:text-properties fo:font-weight="normal" officeooo:rsid="00d72636" officeooo:paragraph-rsid="00d72636" style:font-weight-asian="normal" style:font-weight-complex="normal"/>
    </style:style>
    <style:style style:name="P158" style:family="paragraph" style:parent-style-name="Standard">
      <style:text-properties fo:font-weight="normal" officeooo:rsid="00d923e0" officeooo:paragraph-rsid="00d923e0" style:font-weight-asian="normal" style:font-weight-complex="normal"/>
    </style:style>
    <style:style style:name="P159" style:family="paragraph" style:parent-style-name="Standard">
      <style:text-properties fo:font-weight="normal" officeooo:rsid="00da09fe" officeooo:paragraph-rsid="00da09fe" style:font-weight-asian="normal" style:font-weight-complex="normal"/>
    </style:style>
    <style:style style:name="P160" style:family="paragraph" style:parent-style-name="Standard">
      <style:text-properties fo:font-weight="normal" officeooo:rsid="00dd5a6e" officeooo:paragraph-rsid="00dd5a6e" style:font-weight-asian="normal" style:font-weight-complex="normal"/>
    </style:style>
    <style:style style:name="P161" style:family="paragraph" style:parent-style-name="Standard">
      <style:text-properties fo:font-weight="normal" officeooo:rsid="00debdde" officeooo:paragraph-rsid="00debdde" style:font-weight-asian="normal" style:font-weight-complex="normal"/>
    </style:style>
    <style:style style:name="P162" style:family="paragraph" style:parent-style-name="Standard">
      <style:text-properties fo:font-weight="normal" officeooo:rsid="00dffc73" officeooo:paragraph-rsid="00dffc73" style:font-weight-asian="normal" style:font-weight-complex="normal"/>
    </style:style>
    <style:style style:name="P163" style:family="paragraph" style:parent-style-name="Standard">
      <style:text-properties fo:font-weight="normal" officeooo:rsid="00e00f0a" officeooo:paragraph-rsid="00e00f0a" style:font-weight-asian="normal" style:font-weight-complex="normal"/>
    </style:style>
    <style:style style:name="P164" style:family="paragraph" style:parent-style-name="Standard">
      <style:text-properties fo:font-weight="normal" officeooo:rsid="00e160e0" officeooo:paragraph-rsid="00e160e0" style:font-weight-asian="normal" style:font-weight-complex="normal"/>
    </style:style>
    <style:style style:name="P165" style:family="paragraph" style:parent-style-name="Standard">
      <style:text-properties fo:font-weight="normal" officeooo:rsid="00e17407" officeooo:paragraph-rsid="00e17407" style:font-weight-asian="normal" style:font-weight-complex="normal"/>
    </style:style>
    <style:style style:name="P166" style:family="paragraph" style:parent-style-name="Standard">
      <style:text-properties fo:font-weight="normal" officeooo:rsid="00e335c1" officeooo:paragraph-rsid="00e335c1" style:font-weight-asian="normal" style:font-weight-complex="normal"/>
    </style:style>
    <style:style style:name="P167" style:family="paragraph" style:parent-style-name="Standard">
      <style:text-properties fo:font-weight="normal" officeooo:rsid="00e3c06e" officeooo:paragraph-rsid="00e3c06e" style:font-weight-asian="normal" style:font-weight-complex="normal"/>
    </style:style>
    <style:style style:name="P168" style:family="paragraph" style:parent-style-name="Standard">
      <style:text-properties fo:font-weight="normal" officeooo:rsid="00e3c1c4" officeooo:paragraph-rsid="00e3c1c4" style:font-weight-asian="normal" style:font-weight-complex="normal"/>
    </style:style>
    <style:style style:name="P169" style:family="paragraph" style:parent-style-name="Standard">
      <style:text-properties fo:font-weight="normal" officeooo:rsid="00e52465" officeooo:paragraph-rsid="00e52465" style:font-weight-asian="normal" style:font-weight-complex="normal"/>
    </style:style>
    <style:style style:name="P170" style:family="paragraph" style:parent-style-name="Standard">
      <style:text-properties fo:font-weight="normal" officeooo:rsid="00e67891" officeooo:paragraph-rsid="00e67891" style:font-weight-asian="normal" style:font-weight-complex="normal"/>
    </style:style>
    <style:style style:name="P171" style:family="paragraph" style:parent-style-name="Standard">
      <style:text-properties fo:font-weight="normal" officeooo:rsid="00e7a8ac" officeooo:paragraph-rsid="00e7a8ac" style:font-weight-asian="normal" style:font-weight-complex="normal"/>
    </style:style>
    <style:style style:name="P172" style:family="paragraph" style:parent-style-name="Standard">
      <style:text-properties fo:font-weight="normal" officeooo:rsid="00e904e5" officeooo:paragraph-rsid="00e904e5" style:font-weight-asian="normal" style:font-weight-complex="normal"/>
    </style:style>
    <style:style style:name="P173" style:family="paragraph" style:parent-style-name="Standard">
      <style:text-properties fo:font-weight="normal" officeooo:rsid="00ea3691" officeooo:paragraph-rsid="00ea3691" style:font-weight-asian="normal" style:font-weight-complex="normal"/>
    </style:style>
    <style:style style:name="P174" style:family="paragraph" style:parent-style-name="Standard">
      <style:text-properties fo:font-weight="normal" officeooo:rsid="00eb54fa" officeooo:paragraph-rsid="00eb54fa" style:font-weight-asian="normal" style:font-weight-complex="normal"/>
    </style:style>
    <style:style style:name="P175" style:family="paragraph" style:parent-style-name="Standard">
      <style:text-properties fo:font-weight="normal" officeooo:rsid="00ec7e7f" officeooo:paragraph-rsid="00ec7e7f" style:font-weight-asian="normal" style:font-weight-complex="normal"/>
    </style:style>
    <style:style style:name="P176" style:family="paragraph" style:parent-style-name="Standard">
      <style:text-properties fo:font-weight="normal" officeooo:rsid="00ee3d54" officeooo:paragraph-rsid="00ee3d54" style:font-weight-asian="normal" style:font-weight-complex="normal"/>
    </style:style>
    <style:style style:name="P177" style:family="paragraph" style:parent-style-name="Standard">
      <style:text-properties fo:font-weight="normal" officeooo:rsid="00ee93fe" officeooo:paragraph-rsid="00ee93fe" style:font-weight-asian="normal" style:font-weight-complex="normal"/>
    </style:style>
    <style:style style:name="P178" style:family="paragraph" style:parent-style-name="Standard">
      <style:text-properties fo:font-weight="normal" officeooo:rsid="00efb49d" officeooo:paragraph-rsid="00efb49d" style:font-weight-asian="normal" style:font-weight-complex="normal"/>
    </style:style>
    <style:style style:name="P179" style:family="paragraph" style:parent-style-name="Standard">
      <style:text-properties fo:font-weight="normal" officeooo:rsid="00f138b6" officeooo:paragraph-rsid="00f138b6" style:font-weight-asian="normal" style:font-weight-complex="normal"/>
    </style:style>
    <style:style style:name="P180" style:family="paragraph" style:parent-style-name="Standard">
      <style:text-properties fo:font-weight="normal" officeooo:rsid="00f2aea8" officeooo:paragraph-rsid="00f2aea8" style:font-weight-asian="normal" style:font-weight-complex="normal"/>
    </style:style>
    <style:style style:name="P181" style:family="paragraph" style:parent-style-name="Standard">
      <style:text-properties fo:font-weight="normal" officeooo:rsid="00f2aea8" officeooo:paragraph-rsid="00f2aea8" style:font-weight-asian="normal" style:font-weight-complex="normal"/>
    </style:style>
    <style:style style:name="P182" style:family="paragraph" style:parent-style-name="Standard">
      <style:text-properties fo:font-weight="normal" officeooo:rsid="00f56a4a" officeooo:paragraph-rsid="00f56a4a" style:font-weight-asian="normal" style:font-weight-complex="normal"/>
    </style:style>
    <style:style style:name="P183" style:family="paragraph" style:parent-style-name="Standard">
      <style:text-properties fo:font-weight="normal" officeooo:rsid="00f641d9" officeooo:paragraph-rsid="00f641d9" style:font-weight-asian="normal" style:font-weight-complex="normal"/>
    </style:style>
    <style:style style:name="P184" style:family="paragraph" style:parent-style-name="Standard">
      <style:text-properties fo:font-weight="bold" officeooo:rsid="00f2aea8" officeooo:paragraph-rsid="00f56a4a" style:font-weight-asian="bold" style:font-weight-complex="bold"/>
    </style:style>
    <style:style style:name="P185" style:family="paragraph" style:parent-style-name="Standard">
      <style:text-properties fo:font-weight="bold" officeooo:rsid="00f641d9" officeooo:paragraph-rsid="00f641d9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  <style:style style:name="T6" style:family="text">
      <style:text-properties officeooo:rsid="00f56a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48">if-modifier:</text:p>
      <text:p text:style-name="P48">2.7.0 :137 &gt; a = 10</text:p>
      <text:p text:style-name="P48">2.7.0 :138 &gt; b = 20</text:p>
      <text:p text:style-name="P48">2.7.0 :139 &gt; print "#{a}is less than #{b}" if a&lt;b</text:p>
      <text:p text:style-name="P48">10is less than 20 =&gt; nil </text:p>
      <text:p text:style-name="P48">2.7.0 :140 &gt; print "#{a} is less than #{b}" if a&lt;b</text:p>
      <text:p text:style-name="P48"><text:soft-page-break/>10 is less than 20 =&gt; nil </text:p>
      <text:p text:style-name="P48"/>
      <text:p text:style-name="P20">unless:</text:p>
      <text:p text:style-name="P49">2.7.0 :141 &gt; unless a&gt;b</text:p>
      <text:p text:style-name="P49">2.7.0 :142 &gt; <text:s text:c="2"/>print "#{a} is less than #{b}\n"</text:p>
      <text:p text:style-name="P49">2.7.0 :143 &gt; else </text:p>
      <text:p text:style-name="P49">2.7.0 :144 &gt; <text:s text:c="2"/>print "#{a} is greater than b#{b}"</text:p>
      <text:p text:style-name="P49">2.7.0 :145 &gt; end</text:p>
      <text:p text:style-name="P49">10 is less than 20</text:p>
      <text:p text:style-name="P49"><text:s/>=&gt; nil </text:p>
      <text:p text:style-name="P49"/>
      <text:p text:style-name="P19">unless modifier:</text:p>
      <text:p text:style-name="P50">2.7.0 :146 &gt; print "a is greater than 5" unless a&lt;5</text:p>
      <text:p text:style-name="P50">a is greater than 5 =&gt; nil </text:p>
      <text:p text:style-name="P50"/>
      <text:p text:style-name="P18">Case statment: SWITCH </text:p>
      <text:p text:style-name="P51">2.7.0 :193 &gt; age =5</text:p>
      <text:p text:style-name="P51">2.7.0 :210 &gt; case age</text:p>
      <text:p text:style-name="P51">2.7.0 :211 &gt; when 0..17</text:p>
      <text:p text:style-name="P51">2.7.0 :212 &gt; <text:s text:c="2"/>puts 'child'</text:p>
      <text:p text:style-name="P51">2.7.0 :213 &gt; when 18..50</text:p>
      <text:p text:style-name="P51">2.7.0 :214 &gt; <text:s text:c="2"/>puts 'adult'</text:p>
      <text:p text:style-name="P51">2.7.0 :215 &gt; else </text:p>
      <text:p text:style-name="P51">2.7.0 :216 &gt; <text:s text:c="2"/>puts 'Dont know'</text:p>
      <text:p text:style-name="P51">2.7.0 :217 &gt; end</text:p>
      <text:p text:style-name="P51">child</text:p>
      <text:p text:style-name="P51"/>
      <text:p text:style-name="P21">Greatest of three:</text:p>
      <text:p text:style-name="P52">2.7.0 :362 &gt; def got</text:p>
      <text:p text:style-name="P52">2.7.0 :363 &gt; <text:s text:c="2"/>a = gets.to_i</text:p>
      <text:p text:style-name="P52">2.7.0 :364 &gt; <text:s text:c="2"/>b = gets.to_i</text:p>
      <text:p text:style-name="P52">2.7.0 :365 &gt; <text:s text:c="2"/>c = gets.to_i</text:p>
      <text:p text:style-name="P52">2.7.0 :366 &gt; <text:s text:c="2"/>small = a</text:p>
      <text:p text:style-name="P52">2.7.0 :367 &gt; <text:s text:c="2"/>if b&gt;small</text:p>
      <text:p text:style-name="P52">2.7.0 :368 &gt; <text:s text:c="4"/>small = b</text:p>
      <text:p text:style-name="P52">2.7.0 :369 &gt; <text:s text:c="2"/>end</text:p>
      <text:p text:style-name="P52">2.7.0 :370 &gt; <text:s text:c="2"/>if c&gt;small</text:p>
      <text:p text:style-name="P52">2.7.0 :371 &gt; <text:s text:c="4"/>small = c</text:p>
      <text:p text:style-name="P52">2.7.0 :372 &gt; <text:s text:c="2"/>end </text:p>
      <text:p text:style-name="P52">2.7.0 :373 &gt; <text:s text:c="2"/>puts "Greatest no. is #{small}"</text:p>
      <text:p text:style-name="P52">2.7.0 :374 &gt; end</text:p>
      <text:p text:style-name="P52"><text:s/>=&gt; :got </text:p>
      <text:p text:style-name="P52">2.7.0 :375 &gt; got</text:p>
      <text:p text:style-name="P52">12</text:p>
      <text:p text:style-name="P52">23</text:p>
      <text:p text:style-name="P52">14</text:p>
      <text:p text:style-name="P52">Greatest no. Is 23</text:p>
      <text:p text:style-name="P52"/>
      <text:p text:style-name="P52"/>
      <text:p text:style-name="P53">class for calculaiton:</text:p>
      <text:p text:style-name="P53">2.7.0 :499 &gt; class Calc</text:p>
      <text:p text:style-name="P53">2.7.0 :500 &gt; <text:s text:c="2"/>@@x = 0</text:p>
      <text:p text:style-name="P53"><text:soft-page-break/>2.7.0 :501 &gt; <text:s text:c="2"/>@@y = 0</text:p>
      <text:p text:style-name="P53">2.7.0 :502 &gt; <text:s text:c="2"/>@@z = 0</text:p>
      <text:p text:style-name="P53">2.7.0 :503 &gt; <text:s text:c="2"/></text:p>
      <text:p text:style-name="P53">2.7.0 :504 &gt; <text:s text:c="2"/>def sum </text:p>
      <text:p text:style-name="P53">2.7.0 :506 &gt; <text:s text:c="2"/>end</text:p>
      <text:p text:style-name="P53">2.7.0 :507 &gt; <text:s text:c="2"/>def diff</text:p>
      <text:p text:style-name="P53">2.7.0 :508 &gt; <text:s text:c="4"/>@@z = @@x-@@y</text:p>
      <text:p text:style-name="P53">2.7.0 :509 &gt; <text:s text:c="2"/>end</text:p>
      <text:p text:style-name="P53">2.7.0 :510 &gt; <text:s text:c="2"/>def mul</text:p>
      <text:p text:style-name="P53">2.7.0 :511 &gt; <text:s text:c="4"/>@@z = @@x*@@y</text:p>
      <text:p text:style-name="P53">2.7.0 :512 &gt; <text:s text:c="2"/>end</text:p>
      <text:p text:style-name="P53">2.7.0 :513 &gt; <text:s text:c="2"/>def div</text:p>
      <text:p text:style-name="P53">2.7.0 :514 &gt; <text:s text:c="4"/>@@z =@@x/@@y</text:p>
      <text:p text:style-name="P53">2.7.0 :515 &gt; <text:s text:c="2"/>end</text:p>
      <text:p text:style-name="P53">2.7.0 :516 &gt; <text:s text:c="2"/>def getvals</text:p>
      <text:p text:style-name="P53">2.7.0 :517 &gt; <text:s text:c="4"/>@@x = gets.to_i</text:p>
      <text:p text:style-name="P53">2.7.0 :518 &gt; <text:s text:c="4"/>@@y = gets.to_i</text:p>
      <text:p text:style-name="P53">2.7.0 :519 &gt; <text:s text:c="2"/>end</text:p>
      <text:p text:style-name="P53">2.7.0 :520 &gt; <text:s text:c="2"/>def printvals</text:p>
      <text:p text:style-name="P53">2.7.0 :521 &gt; <text:s text:c="4"/>puts "answer is: #{@@z}"</text:p>
      <text:p text:style-name="P53">2.7.0 :522 &gt; <text:s text:c="2"/>end</text:p>
      <text:p text:style-name="P53">2.7.0 :523 &gt; end</text:p>
      <text:p text:style-name="P53"/>
      <text:p text:style-name="P53">2.7.0 :525 &gt; ob2.getvals</text:p>
      <text:p text:style-name="P53">12</text:p>
      <text:p text:style-name="P53">23</text:p>
      <text:p text:style-name="P53"><text:s/>=&gt; 23 </text:p>
      <text:p text:style-name="P53">2.7.0 :526 &gt; ob2.sum</text:p>
      <text:p text:style-name="P53"><text:s/>=&gt; 35 </text:p>
      <text:p text:style-name="P53">2.7.0 :527 &gt; ob2.printvals</text:p>
      <text:p text:style-name="P53">answer is: 35</text:p>
      <text:p text:style-name="P53"/>
      <text:p text:style-name="P54">2.7.0 :528 &gt; ob2.mul</text:p>
      <text:p text:style-name="P54"><text:s/>=&gt; 276 </text:p>
      <text:p text:style-name="P54"/>
      <text:p text:style-name="P54">2.7.0 :530 &gt; ob2.printvals</text:p>
      <text:p text:style-name="P54">answer is: 276</text:p>
      <text:p text:style-name="P54"><text:s/>=&gt; nil </text:p>
      <text:p text:style-name="P54"/>
      <text:p text:style-name="P22">Getters and setters</text:p>
      <text:p text:style-name="P55">2.7.0 :537 &gt; class Box</text:p>
      <text:p text:style-name="P55">2.7.0 :538 &gt; <text:s text:c="2"/>def seth=(h)</text:p>
      <text:p text:style-name="P55">2.7.0 :539 &gt; <text:s text:c="4"/>@height = h</text:p>
      <text:p text:style-name="P55">2.7.0 :540 &gt; <text:s text:c="2"/>end</text:p>
      <text:p text:style-name="P55">2.7.0 :541 &gt; <text:s text:c="2"/>def setw=(w)</text:p>
      <text:p text:style-name="P55">2.7.0 :542 &gt; <text:s text:c="4"/>@width = w</text:p>
      <text:p text:style-name="P55">2.7.0 :543 &gt; <text:s text:c="2"/>end</text:p>
      <text:p text:style-name="P55">2.7.0 :544 &gt; <text:s text:c="2"/>def dh</text:p>
      <text:p text:style-name="P55">2.7.0 :545 &gt; <text:s text:c="4"/>return @height</text:p>
      <text:p text:style-name="P55">2.7.0 :546 &gt; <text:s text:c="2"/>end</text:p>
      <text:p text:style-name="P55">2.7.0 :547 &gt; <text:s text:c="2"/>def dw</text:p>
      <text:p text:style-name="P55">2.7.0 :548 &gt; <text:s text:c="4"/>return @width</text:p>
      <text:p text:style-name="P55"><text:soft-page-break/>2.7.0 :549 &gt; <text:s text:c="2"/>end</text:p>
      <text:p text:style-name="P55">2.7.0 :550 &gt; end</text:p>
      <text:p text:style-name="P55"/>
      <text:p text:style-name="P55">2.7.0 :553 &gt; box1.setw = 12</text:p>
      <text:p text:style-name="P55">2.7.0 :554 &gt; box1.seth = 23</text:p>
      <text:p text:style-name="P55">2.7.0 :555 &gt; box1.dh</text:p>
      <text:p text:style-name="P55"><text:s/>=&gt; 23 </text:p>
      <text:p text:style-name="P55">2.7.0 :556 &gt; box1.dw</text:p>
      <text:p text:style-name="P55"><text:s/>=&gt; 12 </text:p>
      <text:p text:style-name="P55"/>
      <text:p text:style-name="P23">Shortcut to Getters and Setters:</text:p>
      <text:p text:style-name="P56">2.7.0 :581 &gt; class Box</text:p>
      <text:p text:style-name="P56">2.7.0 :582 &gt; <text:s text:c="2"/>def initialize(w,h)</text:p>
      <text:p text:style-name="P56">2.7.0 :583 &gt; <text:s text:c="4"/>@height = h</text:p>
      <text:p text:style-name="P56">2.7.0 :584 &gt; <text:s text:c="4"/>@width = w</text:p>
      <text:p text:style-name="P56">2.7.0 :585 &gt; <text:s text:c="2"/>end</text:p>
      <text:p text:style-name="P56">2.7.0 :586 &gt; <text:s text:c="2"/>attr_accessor:width,:height</text:p>
      <text:p text:style-name="P56">2.7.0 :587 &gt; end</text:p>
      <text:p text:style-name="P56"><text:s/>=&gt; nil </text:p>
      <text:p text:style-name="P56">2.7.0 :588 &gt; box1 = Box.new(10,20)</text:p>
      <text:p text:style-name="P56">2.7.0 :589 &gt; puts box1.height</text:p>
      <text:p text:style-name="P56">20</text:p>
      <text:p text:style-name="P56"><text:s/>=&gt; nil </text:p>
      <text:p text:style-name="P56">2.7.0 :590 &gt; puts box1.width</text:p>
      <text:p text:style-name="P56">10</text:p>
      <text:p text:style-name="P56"><text:s/>=&gt; nil </text:p>
      <text:p text:style-name="P56">2.7.0 :591 &gt; box1.height+=15</text:p>
      <text:p text:style-name="P56">2.7.0 :592 &gt; box1.width+=10</text:p>
      <text:p text:style-name="P56">2.7.0 :593 &gt; box1.height</text:p>
      <text:p text:style-name="P56"><text:s/>=&gt; 35 </text:p>
      <text:p text:style-name="P56">2.7.0 :594 &gt; box1.width</text:p>
      <text:p text:style-name="P56"><text:s/>=&gt; 20 </text:p>
      <text:p text:style-name="P56"/>
      <text:p text:style-name="P24">Until loop and until modifier</text:p>
      <text:p text:style-name="P57">2.7.0 :609 &gt; i=0</text:p>
      <text:p text:style-name="P57">2.7.0 :610 &gt; until i&gt;5 do</text:p>
      <text:p text:style-name="P57">2.7.0 :611 &gt; <text:s text:c="2"/>puts "#{i+1}"</text:p>
      <text:p text:style-name="P57">2.7.0 :612 &gt; <text:s text:c="2"/>i+=1</text:p>
      <text:p text:style-name="P57">2.7.0 :613 &gt; end</text:p>
      <text:p text:style-name="P57">1</text:p>
      <text:p text:style-name="P57">2</text:p>
      <text:p text:style-name="P57">3</text:p>
      <text:p text:style-name="P57">4</text:p>
      <text:p text:style-name="P57">5</text:p>
      <text:p text:style-name="P57">6</text:p>
      <text:p text:style-name="P57"/>
      <text:p text:style-name="P58">2.7.0 :618 &gt; i=0</text:p>
      <text:p text:style-name="P58">2.7.0 :619 &gt; begin</text:p>
      <text:p text:style-name="P58">2.7.0 :620 &gt; <text:s text:c="2"/>puts "#{i}"</text:p>
      <text:p text:style-name="P58">2.7.0 :621 &gt; <text:s text:c="2"/>i+=1</text:p>
      <text:p text:style-name="P58">2.7.0 :622 &gt; end until i&gt;5</text:p>
      <text:p text:style-name="P58">0</text:p>
      <text:p text:style-name="P58"><text:soft-page-break/>1</text:p>
      <text:p text:style-name="P58">2</text:p>
      <text:p text:style-name="P58">3</text:p>
      <text:p text:style-name="P58">4</text:p>
      <text:p text:style-name="P58">5</text:p>
      <text:p text:style-name="P58"/>
      <text:p text:style-name="P25">While loop and while modifier:</text:p>
      <text:p text:style-name="P59">2.7.0 :624 &gt; while i&lt;5 do</text:p>
      <text:p text:style-name="P59">2.7.0 :625 &gt; <text:s text:c="2"/>puts "value is #{i+1}"</text:p>
      <text:p text:style-name="P59">2.7.0 :626 &gt; <text:s text:c="2"/>i+=1</text:p>
      <text:p text:style-name="P59">2.7.0 :627 &gt; end</text:p>
      <text:p text:style-name="P59">value is 1</text:p>
      <text:p text:style-name="P59">value is 2</text:p>
      <text:p text:style-name="P59">value is 3</text:p>
      <text:p text:style-name="P59">value is 4</text:p>
      <text:p text:style-name="P59">value is 5</text:p>
      <text:p text:style-name="P59"/>
      <text:p text:style-name="P60">2.7.0 :628 &gt; i=0</text:p>
      <text:p text:style-name="P60">2.7.0 :629 &gt; begin</text:p>
      <text:p text:style-name="P60">2.7.0 :630 &gt; <text:s text:c="2"/>puts "#{(i+1)*2}"</text:p>
      <text:p text:style-name="P60">2.7.0 :631 &gt; <text:s text:c="2"/>i+=1</text:p>
      <text:p text:style-name="P60">2.7.0 :632 &gt; end while i&lt;5</text:p>
      <text:p text:style-name="P60">2</text:p>
      <text:p text:style-name="P60">4</text:p>
      <text:p text:style-name="P60">6</text:p>
      <text:p text:style-name="P60">8</text:p>
      <text:p text:style-name="P60">10</text:p>
      <text:p text:style-name="P60"/>
      <text:p text:style-name="P26">to_s Method</text:p>
      <text:p text:style-name="P61">2.7.0 :659 &gt; class Student</text:p>
      <text:p text:style-name="P61">2.7.0 :660 &gt; <text:s text:c="2"/>def initialize(n,id)</text:p>
      <text:p text:style-name="P61">2.7.0 :661 &gt; <text:s text:c="4"/>@name = n</text:p>
      <text:p text:style-name="P61">2.7.0 :662 &gt; <text:s text:c="4"/>@id = id</text:p>
      <text:p text:style-name="P61">2.7.0 :663 &gt; <text:s text:c="2"/>end <text:s/></text:p>
      <text:p text:style-name="P61">2.7.0 :664 &gt; <text:s text:c="2"/>def to_s </text:p>
      <text:p text:style-name="P61">2.7.0 :665 &gt; <text:s text:c="4"/>puts "student\'s name is #{@name} and id is #{@id}"</text:p>
      <text:p text:style-name="P61">2.7.0 :666 &gt; <text:s text:c="2"/>end</text:p>
      <text:p text:style-name="P61">2.7.0 :667 &gt; end</text:p>
      <text:p text:style-name="P61"><text:s/>=&gt; :to_s </text:p>
      <text:p text:style-name="P61">2.7.0 :668 &gt; s1 = Student.new('John',1)</text:p>
      <text:p text:style-name="P61">2.7.0 :669 &gt; puts s1</text:p>
      <text:p text:style-name="P61">student's name is John and id is 1</text:p>
      <text:p text:style-name="P61"/>
      <text:p text:style-name="P27">Alternative for FOR loop</text:p>
      <text:p text:style-name="P62">2.7.0 :671 &gt; (1..5).each do |i|</text:p>
      <text:p text:style-name="P62">2.7.0 :672 &gt; <text:s text:c="2"/>puts "#{i*5}"</text:p>
      <text:p text:style-name="P62">2.7.0 :673 &gt; end</text:p>
      <text:p text:style-name="P62">5</text:p>
      <text:p text:style-name="P62">10</text:p>
      <text:p text:style-name="P62">15</text:p>
      <text:p text:style-name="P62">20</text:p>
      <text:p text:style-name="P62">25</text:p>
      <text:p text:style-name="P28"><text:soft-page-break/>OTHER LOOPS</text:p>
      <text:p text:style-name="P28"/>
      <text:p text:style-name="P63">2.7.0 :676 &gt; 3.times {|i| puts"hello #{i}"}</text:p>
      <text:p text:style-name="P63">hello 0</text:p>
      <text:p text:style-name="P63">hello 1</text:p>
      <text:p text:style-name="P63">hello 2</text:p>
      <text:p text:style-name="P63"><text:s/>=&gt; 3 </text:p>
      <text:p text:style-name="P63"/>
      <text:p text:style-name="P63">2.7.0 :677 &gt; 2.upto(5) {|i| puts"hello #{i}"}</text:p>
      <text:p text:style-name="P63">hello 2</text:p>
      <text:p text:style-name="P63">hello 3</text:p>
      <text:p text:style-name="P63">hello 4</text:p>
      <text:p text:style-name="P63">hello 5</text:p>
      <text:p text:style-name="P63"><text:s/>=&gt; 2 </text:p>
      <text:p text:style-name="P63"/>
      <text:p text:style-name="P63">2.7.0 :678 &gt; 5.downto(2) {|i| puts"hello #{i}"}</text:p>
      <text:p text:style-name="P63">hello 5</text:p>
      <text:p text:style-name="P63">hello 4</text:p>
      <text:p text:style-name="P63">hello 3</text:p>
      <text:p text:style-name="P63">hello 2</text:p>
      <text:p text:style-name="P63"><text:s/>=&gt; 5 </text:p>
      <text:p text:style-name="P63"/>
      <text:p text:style-name="P63">2.7.0 :679 &gt; 5.step(20,5) {|i| puts"hello #{i}"}</text:p>
      <text:p text:style-name="P63">hello 5</text:p>
      <text:p text:style-name="P63">hello 10</text:p>
      <text:p text:style-name="P63">hello 15</text:p>
      <text:p text:style-name="P63">hello 20</text:p>
      <text:p text:style-name="P59"/>
      <text:p text:style-name="P29">ARRAY</text:p>
      <text:p text:style-name="P29"><text:s/><text:span text:style-name="T2">x = Array.new(5){|i| i = (i+1)*5}</text:span></text:p>
      <text:p text:style-name="P64"/>
      <text:p text:style-name="P64">2.7.0 :698 &gt; for i in 0...5</text:p>
      <text:p text:style-name="P64">2.7.0 :699 &gt; <text:s text:c="4"/>puts"#{x[i]}"</text:p>
      <text:p text:style-name="P64">2.7.0 :700 &gt; end</text:p>
      <text:p text:style-name="P64">5</text:p>
      <text:p text:style-name="P64">10</text:p>
      <text:p text:style-name="P64">15</text:p>
      <text:p text:style-name="P64">20</text:p>
      <text:p text:style-name="P64">25</text:p>
      <text:p text:style-name="P64"/>
      <text:p text:style-name="P65">2.7.0 :709 &gt; ar1 = Array.[](1,2,3,4,5)</text:p>
      <text:p text:style-name="P65">2.7.0 :713 &gt; for i in 0...5</text:p>
      <text:p text:style-name="P65">2.7.0 :714 &gt; <text:s text:c="4"/>puts"#{ar1[i]}"</text:p>
      <text:p text:style-name="P65">2.7.0 :715 &gt; end</text:p>
      <text:p text:style-name="P65">1</text:p>
      <text:p text:style-name="P65">2</text:p>
      <text:p text:style-name="P65">3</text:p>
      <text:p text:style-name="P65">4</text:p>
      <text:p text:style-name="P65">5</text:p>
      <text:p text:style-name="P65"/>
      <text:p text:style-name="P30">PATTERN PROGRAMS</text:p>
      <text:p text:style-name="P30"/>
      <text:p text:style-name="P66"><text:soft-page-break/>2.7.0 :008 &gt; for i in 1..5</text:p>
      <text:p text:style-name="P66">2.7.0 :009 &gt; <text:s text:c="4"/>j = 0</text:p>
      <text:p text:style-name="P66">2.7.0 :010 &gt; <text:s text:c="4"/>while j&lt;i do</text:p>
      <text:p text:style-name="P66">2.7.0 :011 &gt; <text:s text:c="6"/>print "*"</text:p>
      <text:p text:style-name="P66">2.7.0 :012 &gt; <text:s text:c="6"/>j+=1</text:p>
      <text:p text:style-name="P66">2.7.0 :013 &gt; <text:s text:c="4"/>end</text:p>
      <text:p text:style-name="P66">2.7.0 :014 &gt; <text:s text:c="4"/>print "\n"</text:p>
      <text:p text:style-name="P66">2.7.0 :015 &gt; <text:s text:c="4"/>end</text:p>
      <text:p text:style-name="P66">*</text:p>
      <text:p text:style-name="P66">**</text:p>
      <text:p text:style-name="P66">***</text:p>
      <text:p text:style-name="P66">****</text:p>
      <text:p text:style-name="P66">*****</text:p>
      <text:p text:style-name="P66"/>
      <text:p text:style-name="P67">2.7.0 :097 &gt; i=0</text:p>
      <text:p text:style-name="P67">2.7.0 :098 &gt; n=5</text:p>
      <text:p text:style-name="P67">2.7.0 :099 &gt; while i&lt;n do</text:p>
      <text:p text:style-name="P67">2.7.0 :100 &gt; <text:s text:c="4"/>j=0</text:p>
      <text:p text:style-name="P67">2.7.0 :101 &gt; <text:s text:c="4"/>while j&lt;(n-(i+1)) do</text:p>
      <text:p text:style-name="P67">2.7.0 :102 &gt; <text:s text:c="6"/>print " "</text:p>
      <text:p text:style-name="P67">2.7.0 :103 &gt; <text:s text:c="6"/>j+=1</text:p>
      <text:p text:style-name="P67">2.7.0 :104 &gt; <text:s text:c="4"/>end</text:p>
      <text:p text:style-name="P67">2.7.0 :105 &gt; <text:s text:c="4"/>k=0</text:p>
      <text:p text:style-name="P67">2.7.0 :106 &gt; <text:s text:c="4"/>while k&lt;((i*2)+1) do</text:p>
      <text:p text:style-name="P67">2.7.0 :107 &gt; <text:s text:c="6"/>print "*"</text:p>
      <text:p text:style-name="P67">2.7.0 :108 &gt; <text:s text:c="6"/>k+=1</text:p>
      <text:p text:style-name="P67">2.7.0 :109 &gt; <text:s text:c="4"/>end</text:p>
      <text:p text:style-name="P67">2.7.0 :110 &gt; <text:s text:c="4"/>print "\n"</text:p>
      <text:p text:style-name="P67">2.7.0 :111 &gt; <text:s text:c="4"/>i+=1</text:p>
      <text:p text:style-name="P67">2.7.0 :112?&gt; <text:s text:c="4"/>end</text:p>
      <text:p text:style-name="P67">2.7.0 :113 &gt; <text:s text:c="4"/></text:p>
      <text:p text:style-name="P67">2.7.0 :114 &gt; <text:s text:c="4"/></text:p>
      <text:p text:style-name="P67">2.7.0 :115 &gt; <text:s text:c="4"/></text:p>
      <text:p text:style-name="P67"><text:s text:c="5"/>*</text:p>
      <text:p text:style-name="P67"><text:s text:c="4"/>***</text:p>
      <text:p text:style-name="P67"><text:s text:c="2"/>*****</text:p>
      <text:p text:style-name="P67"><text:s/>*******</text:p>
      <text:p text:style-name="P66"/>
      <text:p text:style-name="P66"/>
      <text:p text:style-name="P68">2.7.0 :008 &gt; i=5</text:p>
      <text:p text:style-name="P68">2.7.0 :009 &gt; n=5</text:p>
      <text:p text:style-name="P68">2.7.0 :010 &gt; k=0</text:p>
      <text:p text:style-name="P68">2.7.0 :012 &gt; <text:s text:c="2"/>j=0</text:p>
      <text:p text:style-name="P68">2.7.0 :013 &gt; <text:s text:c="2"/>while j&lt;k do</text:p>
      <text:p text:style-name="P68">2.7.0 :014 &gt; <text:s text:c="6"/>print " "</text:p>
      <text:p text:style-name="P68">2.7.0 :015 &gt; <text:s text:c="6"/>j+=1</text:p>
      <text:p text:style-name="P68">2.7.0 :016 &gt; <text:s text:c="2"/>end</text:p>
      <text:p text:style-name="P68">2.7.0 :017 &gt; <text:s text:c="2"/>k+=1</text:p>
      <text:p text:style-name="P68">2.7.0 :018 &gt; <text:s text:c="2"/>j=0</text:p>
      <text:p text:style-name="P68">2.7.0 :019 &gt; <text:s text:c="2"/>n-=1</text:p>
      <text:p text:style-name="P68">2.7.0 :020 &gt; <text:s text:c="2"/>while j &lt; (i+(n)) do</text:p>
      <text:p text:style-name="P68">2.7.0 :021 &gt; <text:s text:c="6"/>print "*"</text:p>
      <text:p text:style-name="P68"><text:soft-page-break/>2.7.0 :022 &gt; <text:s text:c="6"/>j+=1</text:p>
      <text:p text:style-name="P68">2.7.0 :024 &gt; <text:s text:c="2"/>print"\n"</text:p>
      <text:p text:style-name="P68">2.7.0 :025 &gt; <text:s text:c="2"/>i-=1</text:p>
      <text:p text:style-name="P68">2.7.0 :026?&gt; <text:s text:c="2"/>end</text:p>
      <text:p text:style-name="P68">2.7.0 :027 &gt;</text:p>
      <text:p text:style-name="P68"/>
      <text:p text:style-name="P68">*********</text:p>
      <text:p text:style-name="P68"><text:s text:c="2"/>*******</text:p>
      <text:p text:style-name="P68"><text:s text:c="4"/>*****</text:p>
      <text:p text:style-name="P68"><text:s text:c="6"/>***</text:p>
      <text:p text:style-name="P68"><text:s text:c="7"/>*</text:p>
      <text:p text:style-name="P68"/>
      <text:p text:style-name="P68"/>
      <text:p text:style-name="P31">BLOCKS:</text:p>
      <text:p text:style-name="P31"/>
      <text:p text:style-name="P69">2.7.0 :049 &gt; def test </text:p>
      <text:p text:style-name="P69">2.7.0 :051 &gt; <text:s text:c="2"/>yield</text:p>
      <text:p text:style-name="P69">2.7.0 :052 &gt; <text:s text:c="2"/>puts "in the method again"</text:p>
      <text:p text:style-name="P69">2.7.0 :053 &gt; <text:s text:c="2"/>yield</text:p>
      <text:p text:style-name="P69">2.7.0 :054 &gt; end</text:p>
      <text:p text:style-name="P69"><text:s/>=&gt; :test </text:p>
      <text:p text:style-name="P69">2.7.0 :055 &gt; test {puts "in the block"}</text:p>
      <text:p text:style-name="P69">in the method</text:p>
      <text:p text:style-name="P69">in the block</text:p>
      <text:p text:style-name="P69">in the method again</text:p>
      <text:p text:style-name="P69">in the block</text:p>
      <text:p text:style-name="P69"/>
      <text:p text:style-name="P69">2.7.0 :057 &gt; def sum</text:p>
      <text:p text:style-name="P69">2.7.0 :058 &gt; <text:s text:c="2"/>x = gets.to_i</text:p>
      <text:p text:style-name="P69">2.7.0 :059 &gt; <text:s text:c="2"/>y = gets.to_i</text:p>
      <text:p text:style-name="P69">2.7.0 :060 &gt; <text:s text:c="2"/>yield x,y</text:p>
      <text:p text:style-name="P69">2.7.0 :061 &gt; end</text:p>
      <text:p text:style-name="P69"><text:s/>=&gt; :sum </text:p>
      <text:p text:style-name="P69">2.7.0 :062 &gt; sum {|x,y| puts "Sum is: #{x+y}"}</text:p>
      <text:p text:style-name="P69">12</text:p>
      <text:p text:style-name="P69">23</text:p>
      <text:p text:style-name="P69">Sum is: 35</text:p>
      <text:p text:style-name="P69"/>
      <text:p text:style-name="P70">2.7.0 :065 &gt; def diff(&amp;block)</text:p>
      <text:p text:style-name="P70">2.7.0 :066 &gt; <text:s text:c="2"/>print "Enter first no.:\t"</text:p>
      <text:p text:style-name="P70">2.7.0 :067 &gt; <text:s text:c="2"/>x = gets.to_i</text:p>
      <text:p text:style-name="P70">2.7.0 :068 &gt; <text:s text:c="2"/>print "\nEnter second no.:\t"</text:p>
      <text:p text:style-name="P70">2.7.0 :069 &gt; <text:s text:c="2"/>y = gets.to_i</text:p>
      <text:p text:style-name="P70">2.7.0 :070 &gt; <text:s text:c="2"/>block.call(x,y)</text:p>
      <text:p text:style-name="P70">2.7.0 :071 &gt; end</text:p>
      <text:p text:style-name="P70"><text:s/>=&gt; :diff </text:p>
      <text:p text:style-name="P70">2.7.0 :072 &gt; diff {|x,y| puts "The difference is:\t#{x-y}"}</text:p>
      <text:p text:style-name="P70">Enter first no.:<text:tab/><text:tab/>23</text:p>
      <text:p text:style-name="P70">Enter second no.:<text:tab/>10</text:p>
      <text:p text:style-name="P70">The difference is:<text:tab/>13</text:p>
      <text:p text:style-name="P70"/>
      <text:p text:style-name="P32"/>
      <text:p text:style-name="P32"><text:soft-page-break/>Hashes:</text:p>
      <text:p text:style-name="P32"/>
      <text:p text:style-name="P71">2.7.0 :073 &gt; fruits = {1=&gt;"Apple",2=&gt;"Orange",3=&gt;"Mango"}</text:p>
      <text:p text:style-name="P71">2.7.0 :074 &gt; fruits.store(4,"Banana")</text:p>
      <text:p text:style-name="P71"><text:s/>=&gt; "Banana" </text:p>
      <text:p text:style-name="P71">2.7.0 :075 &gt; puts fruits[4]</text:p>
      <text:p text:style-name="P71">Banana</text:p>
      <text:p text:style-name="P71"/>
      <text:p text:style-name="P71">2.7.0 :076 &gt; brands = Hash.new </text:p>
      <text:p text:style-name="P71">2.7.0 :077 &gt; brands[1.1] = "HP"</text:p>
      <text:p text:style-name="P71">2.7.0 :078 &gt; brands[2] = "dell"</text:p>
      <text:p text:style-name="P71">2.7.0 :079 &gt; brands[3] = "lenovo"</text:p>
      <text:p text:style-name="P71"/>
      <text:p text:style-name="P71">2.7.0 :081 &gt; puts brands[2],brands[3]</text:p>
      <text:p text:style-name="P71">dell</text:p>
      <text:p text:style-name="P71">lenovo</text:p>
      <text:p text:style-name="P71"/>
      <text:p text:style-name="P72">2.7.0 :094 &gt; print brands.values.inspect</text:p>
      <text:p text:style-name="P72">["HP", "dell", "lenovo"] =&gt; nil </text:p>
      <text:p text:style-name="P72"/>
      <text:p text:style-name="P72">2.7.0 :084 &gt; puts brands.keys.inspect</text:p>
      <text:p text:style-name="P72">[1.1, 2, 3]</text:p>
      <text:p text:style-name="P72"/>
      <text:p text:style-name="P72">2.7.0 :082 &gt; puts brands.length</text:p>
      <text:p text:style-name="P72">3</text:p>
      <text:p text:style-name="P72"/>
      <text:p text:style-name="P73">2.7.0 :096 &gt; newbrands = brands.invert</text:p>
      <text:p text:style-name="P73">2.7.0 :097 &gt; puts newbrands</text:p>
      <text:p text:style-name="P73">{"HP"=&gt;1.1, "dell"=&gt;2, "lenovo"=&gt;3}</text:p>
      <text:p text:style-name="P73"/>
      <text:p text:style-name="P73">2.7.0 :098 &gt; brands.each{|k,v| puts"#{k} : #{v}"}</text:p>
      <text:p text:style-name="P73">1.1 : HP</text:p>
      <text:p text:style-name="P73">2 : dell</text:p>
      <text:p text:style-name="P73">3 : lenovo</text:p>
      <text:p text:style-name="P73"><text:s/>=&gt; {1.1=&gt;"HP", 2=&gt;"dell", 3=&gt;"lenovo"} </text:p>
      <text:p text:style-name="P73"/>
      <text:p text:style-name="P73">2.7.0 :099 &gt; brands.each_key{|k| puts"key: #{k}"}</text:p>
      <text:p text:style-name="P73">key: 1.1</text:p>
      <text:p text:style-name="P73">key: 2</text:p>
      <text:p text:style-name="P73">key: 3</text:p>
      <text:p text:style-name="P73"><text:s/>=&gt; {1.1=&gt;"HP", 2=&gt;"dell", 3=&gt;"lenovo"} </text:p>
      <text:p text:style-name="P73"/>
      <text:p text:style-name="P73">2.7.0 :100 &gt; brands.each_value{|v| puts"value: #{v}"}</text:p>
      <text:p text:style-name="P73">value: HP</text:p>
      <text:p text:style-name="P73">value: dell</text:p>
      <text:p text:style-name="P73">value: lenovo</text:p>
      <text:p text:style-name="P73"><text:s/>=&gt; {1.1=&gt;"HP", 2=&gt;"dell", 3=&gt;"lenovo"} </text:p>
      <text:p text:style-name="P73"/>
      <text:p text:style-name="P74">2.7.0 :105 &gt; brands.fetch(2)</text:p>
      <text:p text:style-name="P74"><text:s/>=&gt; "dell" </text:p>
      <text:p text:style-name="P74"/>
      <text:p text:style-name="P74">2.7.0 :106 &gt; brands.values_at(1.1,2,3)</text:p>
      <text:p text:style-name="P74"><text:soft-page-break/><text:s/>=&gt; ["HP", "dell", "lenovo"] </text:p>
      <text:p text:style-name="P74"/>
      <text:p text:style-name="P74">2.7.0 :107 &gt; brands.has_key?(3)</text:p>
      <text:p text:style-name="P74"><text:s/>=&gt; true </text:p>
      <text:p text:style-name="P74"/>
      <text:p text:style-name="P74">2.7.0 :108 &gt; brands.has_key?(4)</text:p>
      <text:p text:style-name="P74"><text:s/>=&gt; false</text:p>
      <text:p text:style-name="P74"><text:s/></text:p>
      <text:p text:style-name="P74">2.7.0 :109 &gt; brands.key?(1.1)</text:p>
      <text:p text:style-name="P74"><text:s/>=&gt; true </text:p>
      <text:p text:style-name="P74"/>
      <text:p text:style-name="P74">2.7.0 :111 &gt; brands.has_value?("lenovo")</text:p>
      <text:p text:style-name="P74"><text:s/>=&gt; true </text:p>
      <text:p text:style-name="P74"/>
      <text:p text:style-name="P74">2.7.0 :112 &gt; brands.value?("lenovo")</text:p>
      <text:p text:style-name="P74"><text:s/>=&gt; true </text:p>
      <text:p text:style-name="P74"/>
      <text:p text:style-name="P74">2.7.0 :113 &gt; brandsdup = brands.dup</text:p>
      <text:p text:style-name="P74"/>
      <text:p text:style-name="P74">2.7.0 :114 &gt; puts brandsdup</text:p>
      <text:p text:style-name="P74">{1.1=&gt;"HP", 2=&gt;"dell", 3=&gt;"lenovo"}</text:p>
      <text:p text:style-name="P74"><text:s/>=&gt; nil </text:p>
      <text:p text:style-name="P74"/>
      <text:p text:style-name="P74">2.7.0 :115 &gt; brandsdup.eql?(brands)</text:p>
      <text:p text:style-name="P74"><text:s/>=&gt; true </text:p>
      <text:p text:style-name="P74"/>
      <text:p text:style-name="P74">2.7.0 :116 &gt; brandsdup.empty?</text:p>
      <text:p text:style-name="P74"><text:s/>=&gt; false </text:p>
      <text:p text:style-name="P74"/>
      <text:p text:style-name="P75">2.7.0 :126 &gt; allbrands = brands.merge(brands2)</text:p>
      <text:p text:style-name="P75"/>
      <text:p text:style-name="P75">2.7.0 :127 &gt; puts allbrands</text:p>
      <text:p text:style-name="P75">{1.1=&gt;"HP", 2=&gt;"dell", 3=&gt;"lenovo", 4=&gt;"Toshiba", 5=&gt;"Acer"}</text:p>
      <text:p text:style-name="P75"><text:s/>=&gt; nil </text:p>
      <text:p text:style-name="P75"/>
      <text:p text:style-name="P75">2.7.0 :128 &gt; allbrands.assoc(4)</text:p>
      <text:p text:style-name="P75"><text:s/>=&gt; [4, "Toshiba"] </text:p>
      <text:p text:style-name="P75"/>
      <text:p text:style-name="P75">2.7.0 :129 &gt; allbrands.assoc(6)</text:p>
      <text:p text:style-name="P75"><text:s/>=&gt; nil </text:p>
      <text:p text:style-name="P75"/>
      <text:p text:style-name="P75">2.7.0 :130 &gt; allbrands.rassoc("dell")</text:p>
      <text:p text:style-name="P75"><text:s/>=&gt; [2, "dell"] </text:p>
      <text:p text:style-name="P75"/>
      <text:p text:style-name="P75">2.7.0 :122 &gt; brandsdup.delete(1.1)</text:p>
      <text:p text:style-name="P75"><text:s/>=&gt; "HP" </text:p>
      <text:p text:style-name="P75"/>
      <text:p text:style-name="P75">2.7.0 :123 &gt; puts brandsdup</text:p>
      <text:p text:style-name="P75">{2=&gt;"dell", 3=&gt;"lenovo"}</text:p>
      <text:p text:style-name="P75"/>
      <text:p text:style-name="P75"/>
      <text:p text:style-name="P75"/>
      <text:p text:style-name="P33"><text:soft-page-break/>ARRAYS:</text:p>
      <text:p text:style-name="P75"/>
      <text:p text:style-name="P76">2.7.0 :133 &gt; ar.each{|a| puts a}</text:p>
      <text:p text:style-name="P76">2</text:p>
      <text:p text:style-name="P76">4</text:p>
      <text:p text:style-name="P76">6</text:p>
      <text:p text:style-name="P76">8</text:p>
      <text:p text:style-name="P76">10</text:p>
      <text:p text:style-name="P76"/>
      <text:p text:style-name="P76">2.7.0 :137 &gt; for i in 0...5</text:p>
      <text:p text:style-name="P76">2.7.0 :138 &gt; <text:s text:c="4"/>puts ar[i]</text:p>
      <text:p text:style-name="P76">2.7.0 :139 &gt; end</text:p>
      <text:p text:style-name="P76">2</text:p>
      <text:p text:style-name="P76">4</text:p>
      <text:p text:style-name="P76">6</text:p>
      <text:p text:style-name="P76">8</text:p>
      <text:p text:style-name="P76">10</text:p>
      <text:p text:style-name="P76"/>
      <text:p text:style-name="P77">2.7.0 :140 &gt; ar&lt;&lt;12</text:p>
      <text:p text:style-name="P77"><text:s/>=&gt; [2, 4, 6, 8, 10, 12] </text:p>
      <text:p text:style-name="P77"/>
      <text:p text:style-name="P77">2.7.0 :141 &gt; ar.pop</text:p>
      <text:p text:style-name="P77"><text:s/>=&gt; 12 </text:p>
      <text:p text:style-name="P77"/>
      <text:p text:style-name="P77">2.7.0 :142 &gt; puts ar</text:p>
      <text:p text:style-name="P77">2</text:p>
      <text:p text:style-name="P77">4</text:p>
      <text:p text:style-name="P77">6</text:p>
      <text:p text:style-name="P77">8</text:p>
      <text:p text:style-name="P77">10</text:p>
      <text:p text:style-name="P77"><text:s/>=&gt; nil </text:p>
      <text:p text:style-name="P77"/>
      <text:p text:style-name="P77">2.7.0 :143 &gt; ar[-1]</text:p>
      <text:p text:style-name="P77"><text:s/>=&gt; 10 </text:p>
      <text:p text:style-name="P77"/>
      <text:p text:style-name="P78">2.7.0 :144 &gt; a = [2,4,6,8]</text:p>
      <text:p text:style-name="P78"/>
      <text:p text:style-name="P78">2.7.0 :145 &gt; b = [3,6,9,12]</text:p>
      <text:p text:style-name="P78"/>
      <text:p text:style-name="P78">2.7.0 :146 &gt; a.equal?(b)</text:p>
      <text:p text:style-name="P78"><text:s/>=&gt; false </text:p>
      <text:p text:style-name="P78"/>
      <text:p text:style-name="P78">2.7.0 :147 &gt; a.empty?</text:p>
      <text:p text:style-name="P78"><text:s/>=&gt; false </text:p>
      <text:p text:style-name="P78"/>
      <text:p text:style-name="P78">2.7.0 :148 &gt; a.shift</text:p>
      <text:p text:style-name="P78"><text:s/>=&gt; 2 </text:p>
      <text:p text:style-name="P78"/>
      <text:p text:style-name="P78">2.7.0 :149 &gt; a.unshift(2)</text:p>
      <text:p text:style-name="P78"><text:s/>=&gt; [2, 4, 6, 8] </text:p>
      <text:p text:style-name="P78"/>
      <text:p text:style-name="P78">2.7.0 :150 &gt; a&lt;&lt;10</text:p>
      <text:p text:style-name="P78"><text:soft-page-break/><text:s/>=&gt; [2, 4, 6, 8, 10] </text:p>
      <text:p text:style-name="P78"/>
      <text:p text:style-name="P78">2.7.0 :151 &gt; a.delete_at(-1)</text:p>
      <text:p text:style-name="P78"><text:s/>=&gt; 10 </text:p>
      <text:p text:style-name="P78"/>
      <text:p text:style-name="P78">2.7.0 :152 &gt; c = a|b</text:p>
      <text:p text:style-name="P78"/>
      <text:p text:style-name="P78">2.7.0 :153 &gt; puts c</text:p>
      <text:p text:style-name="P78">2</text:p>
      <text:p text:style-name="P78">4</text:p>
      <text:p text:style-name="P78">6</text:p>
      <text:p text:style-name="P78">8</text:p>
      <text:p text:style-name="P78">3</text:p>
      <text:p text:style-name="P78">9</text:p>
      <text:p text:style-name="P78">12</text:p>
      <text:p text:style-name="P78"><text:s/>=&gt; nil </text:p>
      <text:p text:style-name="P78"/>
      <text:p text:style-name="P78">2.7.0 :154 &gt; d = a&amp;b</text:p>
      <text:p text:style-name="P78"/>
      <text:p text:style-name="P78">2.7.0 :155 &gt; print d</text:p>
      <text:p text:style-name="P78">[6] =&gt; nil </text:p>
      <text:p text:style-name="P78"/>
      <text:p text:style-name="P78">2.7.0 :156 &gt; q = Array.new(b)</text:p>
      <text:p text:style-name="P78"/>
      <text:p text:style-name="P78">2.7.0 :157 &gt; print q</text:p>
      <text:p text:style-name="P78">[3, 6, 9, 12] =&gt; nil </text:p>
      <text:p text:style-name="P78"/>
      <text:p text:style-name="P80">2.7.0 :156 &gt; ar.empty?</text:p>
      <text:p text:style-name="P80"><text:s/>=&gt; false </text:p>
      <text:p text:style-name="P80"/>
      <text:p text:style-name="P80">2.7.0 :157 &gt; ar.clear</text:p>
      <text:p text:style-name="P80"><text:s/>=&gt; [] </text:p>
      <text:p text:style-name="P80"/>
      <text:p text:style-name="P80">2.7.0 :158 &gt; ar.empty?</text:p>
      <text:p text:style-name="P80"><text:s/>=&gt; true </text:p>
      <text:p text:style-name="P80"/>
      <text:p text:style-name="P80">2.7.0 :159 &gt; ar2.eql?(ar)</text:p>
      <text:p text:style-name="P80"><text:s/>=&gt; true</text:p>
      <text:p text:style-name="P80"/>
      <text:p text:style-name="P81">2.7.0 :163 &gt; result.delete_at(2)</text:p>
      <text:p text:style-name="P81"><text:s/>=&gt; 96 </text:p>
      <text:p text:style-name="P81"/>
      <text:p text:style-name="P81">2.7.0 :164 &gt; print result</text:p>
      <text:p text:style-name="P81">[72, 84, 108, 120] =&gt; nil</text:p>
      <text:p text:style-name="P81"><text:s/></text:p>
      <text:p text:style-name="P34">Function for generating multiples:</text:p>
      <text:p text:style-name="P79">2.7.0 :137 &gt; def func(*arg)</text:p>
      <text:p text:style-name="P79">2.7.0 :138 &gt; <text:s text:c="2"/>x = (arg.length)</text:p>
      <text:p text:style-name="P79">2.7.0 :139 &gt; <text:s text:c="2"/>res = Array.new(x)</text:p>
      <text:p text:style-name="P79">2.7.0 :140 &gt; <text:s text:c="2"/>print "Enter no. for multiplication:\t"</text:p>
      <text:p text:style-name="P79">2.7.0 :141 &gt; <text:s text:c="2"/>no = gets.to_i <text:s text:c="2"/></text:p>
      <text:p text:style-name="P79">2.7.0 :142 &gt; <text:s text:c="2"/>for i in 0...x</text:p>
      <text:p text:style-name="P79"><text:soft-page-break/>2.7.0 :143 &gt; <text:s text:c="4"/>res[i] = arg[i] * no</text:p>
      <text:p text:style-name="P79">2.7.0 :144 &gt; <text:s text:c="2"/>end</text:p>
      <text:p text:style-name="P79">2.7.0 :145 &gt; <text:s text:c="2"/>return res</text:p>
      <text:p text:style-name="P79">2.7.0 :146 &gt; end</text:p>
      <text:p text:style-name="P79"/>
      <text:p text:style-name="P79">2.7.0 :148 &gt; result = func(6,7,8,9,10)</text:p>
      <text:p text:style-name="P79">Enter no. for multiplication:<text:tab/>12</text:p>
      <text:p text:style-name="P79">2.7.0 :149 &gt; puts result</text:p>
      <text:p text:style-name="P79">72</text:p>
      <text:p text:style-name="P79">84</text:p>
      <text:p text:style-name="P79">96</text:p>
      <text:p text:style-name="P79">108</text:p>
      <text:p text:style-name="P79">120</text:p>
      <text:p text:style-name="P79"><text:s/>=&gt; nil </text:p>
      <text:p text:style-name="P79"/>
      <text:p text:style-name="P79"/>
      <text:p text:style-name="P35"><text:span text:style-name="T5">b</text:span>reak statement</text:p>
      <text:p text:style-name="P82">2.7.0 :219 &gt; for i in 0...5</text:p>
      <text:p text:style-name="P82">2.7.0 :220 &gt; <text:s text:c="4"/>for j in 1..5</text:p>
      <text:p text:style-name="P82">2.7.0 :221 &gt; <text:s text:c="6"/>print "#{j} "</text:p>
      <text:p text:style-name="P82">2.7.0 :222 &gt; <text:s text:c="6"/>break if j==2</text:p>
      <text:p text:style-name="P82">2.7.0 :223 &gt; <text:s text:c="4"/>end</text:p>
      <text:p text:style-name="P82">2.7.0 :224 &gt; <text:s text:c="4"/>print "\n"</text:p>
      <text:p text:style-name="P82">2.7.0 :225 &gt; end <text:s text:c="3"/></text:p>
      <text:p text:style-name="P82">1 2 </text:p>
      <text:p text:style-name="P82">1 2 </text:p>
      <text:p text:style-name="P82">1 2 </text:p>
      <text:p text:style-name="P82">1 2 </text:p>
      <text:p text:style-name="P82">1 2 </text:p>
      <text:p text:style-name="P79"/>
      <text:p text:style-name="P83"><text:span text:style-name="T4">n</text:span><text:span text:style-name="T3">ext statement</text:span> </text:p>
      <text:p text:style-name="P84">2.7.0 :001 &gt; for i in 0..5</text:p>
      <text:p text:style-name="P84">2.7.0 :002 &gt; <text:s text:c="4"/>next if i&lt;2</text:p>
      <text:p text:style-name="P84">2.7.0 :003 &gt; <text:s text:c="4"/>puts "value is: #{i}"</text:p>
      <text:p text:style-name="P84">2.7.0 :004 &gt; end <text:s text:c="3"/></text:p>
      <text:p text:style-name="P84">value is: 2</text:p>
      <text:p text:style-name="P84">value is: 3</text:p>
      <text:p text:style-name="P84">value is: 4</text:p>
      <text:p text:style-name="P84">value is: 5</text:p>
      <text:p text:style-name="P84"><text:s/>=&gt; 0..5 </text:p>
      <text:p text:style-name="P84"/>
      <text:p text:style-name="P84">2.7.0 :005 &gt; for i in 0..5</text:p>
      <text:p text:style-name="P84">2.7.0 :006 &gt; <text:s text:c="4"/>next unless i&gt;=2</text:p>
      <text:p text:style-name="P84">2.7.0 :007 &gt; <text:s text:c="4"/>puts "value is: #{i}"</text:p>
      <text:p text:style-name="P84">2.7.0 :008 &gt; end <text:s text:c="3"/></text:p>
      <text:p text:style-name="P84">value is: 2</text:p>
      <text:p text:style-name="P84">value is: 3</text:p>
      <text:p text:style-name="P84">value is: 4</text:p>
      <text:p text:style-name="P84">value is: 5</text:p>
      <text:p text:style-name="P84"><text:s/>=&gt; 0..5 </text:p>
      <text:p text:style-name="P84"/>
      <text:p text:style-name="P84"/>
      <text:p text:style-name="P36"><text:soft-page-break/>redo statement</text:p>
      <text:p text:style-name="P84">2.7.0 :001 &gt; for i in 0...5</text:p>
      <text:p text:style-name="P84">2.7.0 :002 &gt; <text:s text:c="2"/>puts "value is: #{i}"</text:p>
      <text:p text:style-name="P84">2.7.0 :003 &gt; <text:s text:c="2"/>redo</text:p>
      <text:p text:style-name="P84">2.7.0 :004 &gt; end</text:p>
      <text:p text:style-name="P84"/>
      <text:p text:style-name="P84">value is: 0</text:p>
      <text:p text:style-name="P84">value is: 0</text:p>
      <text:p text:style-name="P84">value is: 0</text:p>
      <text:p text:style-name="P84">value is: 0</text:p>
      <text:p text:style-name="P84">value is: 0</text:p>
      <text:p text:style-name="P84">value is: 0</text:p>
      <text:p text:style-name="P84">value is: 0</text:p>
      <text:p text:style-name="P84">^Z</text:p>
      <text:p text:style-name="P84">[3]+ <text:s/>Stopped </text:p>
      <text:p text:style-name="P84"/>
      <text:p text:style-name="P84"/>
      <text:p text:style-name="P37">Array Methods:</text:p>
      <text:p text:style-name="P85">2.7.0 :001 &gt; arr = Array.new(5){|i| i += 1} <text:s text:c="3"/></text:p>
      <text:p text:style-name="P85"><text:s/>=&gt; [1, 2, 3, 4, 5] </text:p>
      <text:p text:style-name="P85"/>
      <text:p text:style-name="P85">2.7.0 :006 &gt; arr.fetch(2,'out of bounds')</text:p>
      <text:p text:style-name="P85"><text:s/>=&gt; 3 </text:p>
      <text:p text:style-name="P85">2.7.0 :007 &gt; arr.first</text:p>
      <text:p text:style-name="P85"><text:s/>=&gt; 1 </text:p>
      <text:p text:style-name="P85">2.7.0 :008 &gt; arr.last</text:p>
      <text:p text:style-name="P85"><text:s/>=&gt; 5 </text:p>
      <text:p text:style-name="P85">2.7.0 :009 &gt; arr.take(3)</text:p>
      <text:p text:style-name="P85"><text:s/>=&gt; [1, 2, 3] </text:p>
      <text:p text:style-name="P85">2.7.0 :010 &gt; arr.drop(3)</text:p>
      <text:p text:style-name="P85"><text:s/>=&gt; [4, 5] </text:p>
      <text:p text:style-name="P85"/>
      <text:p text:style-name="P85"/>
      <text:p text:style-name="P86">2.7.0 :012 &gt; ar2 = [1,nil,2,nil,3,nil]</text:p>
      <text:p text:style-name="P86"/>
      <text:p text:style-name="P86">2.7.0 :013 &gt; ar2.compact</text:p>
      <text:p text:style-name="P86"><text:s/>=&gt; [1, 2, 3] </text:p>
      <text:p text:style-name="P86"/>
      <text:p text:style-name="P86">2.7.0 :014 &gt; ar2</text:p>
      <text:p text:style-name="P86"><text:s/>=&gt; [1, nil, 2, nil, 3, nil] </text:p>
      <text:p text:style-name="P86"/>
      <text:p text:style-name="P86">2.7.0 :015 &gt; ar2.compact!</text:p>
      <text:p text:style-name="P86"><text:s/>=&gt; [1, 2, 3] </text:p>
      <text:p text:style-name="P86"/>
      <text:p text:style-name="P86">2.7.0 :016 &gt; ar2</text:p>
      <text:p text:style-name="P86"><text:s/>=&gt; [1, 2, 3] </text:p>
      <text:p text:style-name="P86"/>
      <text:p text:style-name="P87">2.7.0 :019 &gt; arr.reverse_each{|a| print "#{a} "}</text:p>
      <text:p text:style-name="P87">5 4 3 2 1 </text:p>
      <text:p text:style-name="P87"/>
      <text:p text:style-name="P88">2.7.0 :020 &gt; arr.select{|a| a&gt;3}</text:p>
      <text:p text:style-name="P88"><text:s/>=&gt; [4, 5] </text:p>
      <text:p text:style-name="P88"><text:soft-page-break/>2.7.0 :021 &gt; arr.reject{|a| a&gt;3}</text:p>
      <text:p text:style-name="P88"><text:s/>=&gt; [1, 2, 3] </text:p>
      <text:p text:style-name="P88"/>
      <text:p text:style-name="P88">2.7.0 :022 &gt; arr.drop_while{|a| a&lt;2}</text:p>
      <text:p text:style-name="P88"><text:s/>=&gt; [2, 3, 4, 5] </text:p>
      <text:p text:style-name="P86"/>
      <text:p text:style-name="P89">2.7.0 :023 &gt; arr.keep_if{|a| a&lt;5}</text:p>
      <text:p text:style-name="P89"><text:s/>=&gt; [1, 2, 3, 4] </text:p>
      <text:p text:style-name="P89"/>
      <text:p text:style-name="P89">2.7.0 :024 &gt; arr</text:p>
      <text:p text:style-name="P89"><text:s/>=&gt; [1, 2, 3, 4] </text:p>
      <text:p text:style-name="P89"/>
      <text:p text:style-name="P89">2.7.0 :025 &gt; arr.delete_if{|a| a&gt;3}</text:p>
      <text:p text:style-name="P89"><text:s/>=&gt; [1, 2, 3] </text:p>
      <text:p text:style-name="P89"/>
      <text:p text:style-name="P89">2.7.0 :026 &gt; arr</text:p>
      <text:p text:style-name="P89"><text:s/>=&gt; [1, 2, 3] </text:p>
      <text:p text:style-name="P86"/>
      <text:p text:style-name="P90">2.7.0 :029 &gt; arr.map!{|a| a*=2}</text:p>
      <text:p text:style-name="P90"><text:s/>=&gt; [2, 4, 6] </text:p>
      <text:p text:style-name="P90"/>
      <text:p text:style-name="P90">2.7.0 :030 &gt; arr</text:p>
      <text:p text:style-name="P90"><text:s/>=&gt; [2, 4, 6] </text:p>
      <text:p text:style-name="P90"/>
      <text:p text:style-name="P90">2.7.0 :031 &gt; arr.map{|a| a*=3}</text:p>
      <text:p text:style-name="P90"><text:s/>=&gt; [6, 12, 18] </text:p>
      <text:p text:style-name="P90"/>
      <text:p text:style-name="P90">2.7.0 :032 &gt; arr</text:p>
      <text:p text:style-name="P90"><text:s/>=&gt; [2, 4, 6] </text:p>
      <text:p text:style-name="P90"/>
      <text:p text:style-name="P91">2.7.0 :033 &gt; x = 1</text:p>
      <text:p text:style-name="P91">2.7.0 :034 &gt; y = Array.try_convert(x)</text:p>
      <text:p text:style-name="P91">2.7.0 :035 &gt; puts y</text:p>
      <text:p text:style-name="P91"/>
      <text:p text:style-name="P91"><text:s/>=&gt; nil </text:p>
      <text:p text:style-name="P91"/>
      <text:p text:style-name="P91">2.7.0 :036 &gt; y = Array.try_convert([1,2,3])</text:p>
      <text:p text:style-name="P91">2.7.0 :037 &gt; puts y</text:p>
      <text:p text:style-name="P91">1</text:p>
      <text:p text:style-name="P91">2</text:p>
      <text:p text:style-name="P91">3</text:p>
      <text:p text:style-name="P91"><text:s/>=&gt; nil </text:p>
      <text:p text:style-name="P91"/>
      <text:p text:style-name="P92">2.7.0 :040 &gt; [1,2,3] * ','</text:p>
      <text:p text:style-name="P92"><text:s/>=&gt; "1,2,3" </text:p>
      <text:p text:style-name="P92"/>
      <text:p text:style-name="P92">2.7.0 :041 &gt; [1,2,3] * 'w'</text:p>
      <text:p text:style-name="P92"><text:s/>=&gt; "1w2w3" </text:p>
      <text:p text:style-name="P92"/>
      <text:p text:style-name="P92">2.7.0 :042 &gt; x * 3</text:p>
      <text:p text:style-name="P92"><text:s/>=&gt; 3 </text:p>
      <text:p text:style-name="P92"/>
      <text:p text:style-name="P92"><text:soft-page-break/>2.7.0 :043 &gt; [1,2,3] * 3</text:p>
      <text:p text:style-name="P92"><text:s/>=&gt; [1, 2, 3, 1, 2, 3, 1, 2, 3] </text:p>
      <text:p text:style-name="P92"/>
      <text:p text:style-name="P93">2.7.0 :046 &gt; a = [1,2,3]</text:p>
      <text:p text:style-name="P93">2.7.0 :047 &gt; b = [4,5,6]</text:p>
      <text:p text:style-name="P93"/>
      <text:p text:style-name="P93">2.7.0 :048 &gt; c = a+b</text:p>
      <text:p text:style-name="P93">2.7.0 :049 &gt; print c</text:p>
      <text:p text:style-name="P93">[1, 2, 3, 4, 5, 6] =&gt; nil </text:p>
      <text:p text:style-name="P93"/>
      <text:p text:style-name="P94">2.7.0 :057 &gt; a</text:p>
      <text:p text:style-name="P94"><text:s/>=&gt; [1, 2, 3, 7, 8, 9, 10] </text:p>
      <text:p text:style-name="P94"/>
      <text:p text:style-name="P94">2.7.0 :058 &gt; a.bsearch{|x| x&gt;=9}</text:p>
      <text:p text:style-name="P94"><text:s/>=&gt; 9 </text:p>
      <text:p text:style-name="P94"/>
      <text:p text:style-name="P94">2.7.0 :059 &gt; a.bsearch{|x| x&gt;9}</text:p>
      <text:p text:style-name="P95"><text:s/>=&gt; 10</text:p>
      <text:p text:style-name="P95"><text:s/></text:p>
      <text:p text:style-name="P96">2.7.0 :060 &gt; a.bsearch_index{|x| x&gt;9}</text:p>
      <text:p text:style-name="P96"><text:s/>=&gt; 6 </text:p>
      <text:p text:style-name="P96"/>
      <text:p text:style-name="P97">2.7.0 :063 &gt; d = a.collect{|x| x = x}</text:p>
      <text:p text:style-name="P97">2.7.0 :064 &gt; print d</text:p>
      <text:p text:style-name="P97">[1, 2, 3, 7, 8, 9, 10] =&gt; nil </text:p>
      <text:p text:style-name="P97"/>
      <text:p text:style-name="P98">2.7.0 :067 &gt; a.cycle(1) {|x| print "#{x*2} "}</text:p>
      <text:p text:style-name="P98">2 4 6 14 16 18 20 <text:s/>=&gt; nil </text:p>
      <text:p text:style-name="P98"/>
      <text:p text:style-name="P98">2.7.0 :069 &gt; a.cycle(2) {|x| print "#{x} "}</text:p>
      <text:p text:style-name="P98">1 2 3 7 8 9 10 1 2 3 7 8 9 10 <text:s/>=&gt; nil </text:p>
      <text:p text:style-name="P98"/>
      <text:p text:style-name="P99">2.7.0 :070 &gt; a.fetch(2)</text:p>
      <text:p text:style-name="P99"><text:s/>=&gt; 3 </text:p>
      <text:p text:style-name="P99"/>
      <text:p text:style-name="P99">2.7.0 :071 &gt; a.fetch(19){puts"out of bounds"}</text:p>
      <text:p text:style-name="P99">out of bounds</text:p>
      <text:p text:style-name="P99"><text:s/>=&gt; nil </text:p>
      <text:p text:style-name="P99"/>
      <text:p text:style-name="P100">2.7.0 :074 &gt; b.fill('x')</text:p>
      <text:p text:style-name="P100"><text:s/>=&gt; ["x", "x", "x", "x"] </text:p>
      <text:p text:style-name="P100"/>
      <text:p text:style-name="P100">2.7.0 :075 &gt; b.fill("y",2,2)</text:p>
      <text:p text:style-name="P100"><text:s/>=&gt; ["x", "x", "y", "y"] </text:p>
      <text:p text:style-name="P100"/>
      <text:p text:style-name="P100">2.7.0 :080 &gt; b.fill{|x| x*x }</text:p>
      <text:p text:style-name="P100"><text:s/>=&gt; [0, 1, 4, 9] </text:p>
      <text:p text:style-name="P100"/>
      <text:p text:style-name="P38">2.7.0 :082 &gt; a.index(9)</text:p>
      <text:p text:style-name="P101"><text:s/>=&gt; 5 </text:p>
      <text:p text:style-name="P101"/>
      <text:p text:style-name="P102">2.7.0 :086 &gt; a.to_s</text:p>
      <text:p text:style-name="P102"><text:soft-page-break/><text:s/>=&gt; "[1, 2, 3, 7, 8, 9, 10]" </text:p>
      <text:p text:style-name="P102"/>
      <text:p text:style-name="P103">2.7.0 :093 &gt; b.to_s</text:p>
      <text:p text:style-name="P103"><text:s/>=&gt; "[0, 1, 4, 9]" </text:p>
      <text:p text:style-name="P103"/>
      <text:p text:style-name="P104">2.7.0 :094 &gt; a.join("-")</text:p>
      <text:p text:style-name="P104"><text:s/>=&gt; "1-2-3-7-8-9-10" </text:p>
      <text:p text:style-name="P104"/>
      <text:p text:style-name="P104">2.7.0 :095 &gt; b.join("*")</text:p>
      <text:p text:style-name="P104"><text:s/>=&gt; "0*1*4*9" </text:p>
      <text:p text:style-name="P104"/>
      <text:p text:style-name="P105">2.7.0 :096 &gt; words = %w(this is it)</text:p>
      <text:p text:style-name="P105"/>
      <text:p text:style-name="P105">2.7.0 :097 &gt; words</text:p>
      <text:p text:style-name="P105"><text:s/>=&gt; ["this", "is", "it"] </text:p>
      <text:p text:style-name="P105"/>
      <text:p text:style-name="P105">2.7.0 :098 &gt; words[0]</text:p>
      <text:p text:style-name="P105"><text:s/>=&gt; "this" </text:p>
      <text:p text:style-name="P105"/>
      <text:p text:style-name="P105">2.7.0 :099 &gt; words[-1]</text:p>
      <text:p text:style-name="P105"><text:s/>=&gt; "it" </text:p>
      <text:p text:style-name="P105"/>
      <text:p text:style-name="P106">2.7.0 :110 &gt; words.min()</text:p>
      <text:p text:style-name="P106"><text:s/>=&gt; "is" </text:p>
      <text:p text:style-name="P106"/>
      <text:p text:style-name="P106">2.7.0 :111 &gt; words.min(2)</text:p>
      <text:p text:style-name="P106"><text:s/>=&gt; ["is", "it"] </text:p>
      <text:p text:style-name="P106"/>
      <text:p text:style-name="P106">2.7.0 :112 &gt; words.minmax()</text:p>
      <text:p text:style-name="P106"><text:s/>=&gt; ["is", "this"] </text:p>
      <text:p text:style-name="P106"/>
      <text:p text:style-name="P106">2.7.0 :104 &gt; words.max</text:p>
      <text:p text:style-name="P106"><text:s/>=&gt; "this" </text:p>
      <text:p text:style-name="P106"/>
      <text:p text:style-name="P106">2.7.0 :105 &gt; words.max(2)</text:p>
      <text:p text:style-name="P106"><text:s/>=&gt; ["this", "it"] </text:p>
      <text:p text:style-name="P106"/>
      <text:p text:style-name="P107">2.7.0 :115 &gt; c=[3,5]</text:p>
      <text:p text:style-name="P107"/>
      <text:p text:style-name="P107">2.7.0 :116 &gt; b.product(c)</text:p>
      <text:p text:style-name="P107"><text:s/>=&gt; [[0, 3], [0, 5], [1, 3], [1, 5], [4, 3], [4, 5], [9, 3], [9, 5]] </text:p>
      <text:p text:style-name="P107"/>
      <text:p text:style-name="P107">2.7.0 :117 &gt; c.permutation.to_a</text:p>
      <text:p text:style-name="P107"><text:s/>=&gt; [[3, 5], [5, 3]] </text:p>
      <text:p text:style-name="P107">2.7.0 :118 &gt;</text:p>
      <text:p text:style-name="P107"/>
      <text:p text:style-name="P108">2.7.0 :118 &gt; b.reverse</text:p>
      <text:p text:style-name="P108"><text:s/>=&gt; [9, 4, 1, 0] </text:p>
      <text:p text:style-name="P108"/>
      <text:p text:style-name="P108">2.7.0 :119 &gt; b.reverse!</text:p>
      <text:p text:style-name="P108"><text:s/>=&gt; [9, 4, 1, 0] </text:p>
      <text:p text:style-name="P108"/>
      <text:p text:style-name="P108"><text:soft-page-break/>2.7.0 :120 &gt; print b</text:p>
      <text:p text:style-name="P108">[9, 4, 1, 0] =&gt; nil </text:p>
      <text:p text:style-name="P107"/>
      <text:p text:style-name="P109">2.7.0 :121 &gt; ar = ['a','a','b','c','c','c','d','d']</text:p>
      <text:p text:style-name="P109">2.7.0 :122 &gt; ar.rindex(a)</text:p>
      <text:p text:style-name="P109"><text:s/>=&gt; nil </text:p>
      <text:p text:style-name="P109">2.7.0 :123 &gt; ar.rindex('a')</text:p>
      <text:p text:style-name="P109"><text:s/>=&gt; 1 </text:p>
      <text:p text:style-name="P109">2.7.0 :124 &gt; ar.rindex('b')</text:p>
      <text:p text:style-name="P109"><text:s/>=&gt; 2 </text:p>
      <text:p text:style-name="P109">2.7.0 :125 &gt; ar.rindex('c')</text:p>
      <text:p text:style-name="P109"><text:s/>=&gt; 5 </text:p>
      <text:p text:style-name="P109">2.7.0 :126 &gt; ar.rindex('d')</text:p>
      <text:p text:style-name="P109"><text:s/>=&gt; 7 </text:p>
      <text:p text:style-name="P109"/>
      <text:p text:style-name="P110">2.7.0 :127 &gt; ar2 = ['a','b','c','d']</text:p>
      <text:p text:style-name="P110"/>
      <text:p text:style-name="P110">2.7.0 :128 &gt; ar2.rotate</text:p>
      <text:p text:style-name="P110"><text:s/>=&gt; ["b", "c", "d", "a"] </text:p>
      <text:p text:style-name="P110"/>
      <text:p text:style-name="P110">2.7.0 :129 &gt; ar2.rotate(2)</text:p>
      <text:p text:style-name="P110"><text:s/>=&gt; ["c", "d", "a", "b"] </text:p>
      <text:p text:style-name="P110"/>
      <text:p text:style-name="P110">2.7.0 :130 &gt; ar2.rotate(3)</text:p>
      <text:p text:style-name="P111"/>
      <text:p text:style-name="P110"><text:s/>=&gt; ["d", "a", "b", "c"] </text:p>
      <text:p text:style-name="P110"/>
      <text:p text:style-name="P112"><text:s/></text:p>
      <text:p text:style-name="P39">2.7.0 :135 &gt; a.sample</text:p>
      <text:p text:style-name="P39"><text:s/>=&gt; 1 </text:p>
      <text:p text:style-name="P112"/>
      <text:p text:style-name="P112">2.7.0 :136 &gt; a.sample</text:p>
      <text:p text:style-name="P112"><text:s/>=&gt; 8 </text:p>
      <text:p text:style-name="P112"/>
      <text:p text:style-name="P112">2.7.0 :137 &gt; a.sample</text:p>
      <text:p text:style-name="P112"><text:s/>=&gt; 9 </text:p>
      <text:p text:style-name="P112"/>
      <text:p text:style-name="P112">2.7.0 :138 &gt; a.sample(2)</text:p>
      <text:p text:style-name="P112"><text:s/>=&gt; [7, 1] </text:p>
      <text:p text:style-name="P112"/>
      <text:p text:style-name="P112">2.7.0 :139 &gt; a.sample(2)</text:p>
      <text:p text:style-name="P112"><text:s/>=&gt; [8, 1] </text:p>
      <text:p text:style-name="P112"/>
      <text:p text:style-name="P113">2.7.0 :142 &gt; d = a.select{|x| x&lt;7}</text:p>
      <text:p text:style-name="P113"/>
      <text:p text:style-name="P113">2.7.0 :144 &gt; d</text:p>
      <text:p text:style-name="P113"><text:s/>=&gt; [1, 2, 3] </text:p>
      <text:p text:style-name="P113"/>
      <text:p text:style-name="P114">2.7.0 :145 &gt; d.shuffle</text:p>
      <text:p text:style-name="P114"><text:s/>=&gt; [3, 1, 2] </text:p>
      <text:p text:style-name="P114"/>
      <text:p text:style-name="P114">2.7.0 :146 &gt; a.shuffle</text:p>
      <text:p text:style-name="P114"><text:soft-page-break/><text:s/>=&gt; [1, 7, 8, 10, 3, 2, 9] </text:p>
      <text:p text:style-name="P114"/>
      <text:p text:style-name="P115">2.7.0 :147 &gt; d = a[0..4]</text:p>
      <text:p text:style-name="P115">2.7.0 :148 &gt; print d</text:p>
      <text:p text:style-name="P115">[1, 2, 3, 7, 8] =&gt; nil </text:p>
      <text:p text:style-name="P115"/>
      <text:p text:style-name="P116">2.7.0 :149 &gt; d.slice!(-3,3)</text:p>
      <text:p text:style-name="P116"><text:s/>=&gt; [3, 7, 8] </text:p>
      <text:p text:style-name="P116"/>
      <text:p text:style-name="P116">2.7.0 :150 &gt; print d</text:p>
      <text:p text:style-name="P116">[1, 2] =&gt; nil </text:p>
      <text:p text:style-name="P116"/>
      <text:p text:style-name="P117">2.7.0 :152 &gt; a.shuffle!</text:p>
      <text:p text:style-name="P117"><text:s/>=&gt; [1, 10, 3, 9, 2, 8, 7] </text:p>
      <text:p text:style-name="P117"/>
      <text:p text:style-name="P117">2.7.0 :153 &gt; a.sort</text:p>
      <text:p text:style-name="P117"><text:s/>=&gt; [1, 2, 3, 7, 8, 9, 10] </text:p>
      <text:p text:style-name="P117"/>
      <text:p text:style-name="P117">2.7.0 :154 &gt; a.sort.reverse</text:p>
      <text:p text:style-name="P117"><text:s/>=&gt; [10, 9, 8, 7, 3, 2, 1] </text:p>
      <text:p text:style-name="P117"/>
      <text:p text:style-name="P117">2.7.0 :155 &gt; a.sum</text:p>
      <text:p text:style-name="P117"><text:s/>=&gt; 40 </text:p>
      <text:p text:style-name="P117"/>
      <text:p text:style-name="P117">2.7.0 :157 &gt; ar.sum("")</text:p>
      <text:p text:style-name="P117"><text:s/>=&gt; "aabcccdd" </text:p>
      <text:p text:style-name="P117"/>
      <text:p text:style-name="P118">2.7.0 :168 &gt; a.union(b)</text:p>
      <text:p text:style-name="P118"><text:s/>=&gt; [1, 2, 3, 7, 8, 9, 10, 4, 0] </text:p>
      <text:p text:style-name="P118"/>
      <text:p text:style-name="P118">2.7.0 :169 &gt; ar</text:p>
      <text:p text:style-name="P118"><text:s/>=&gt; ["a", "a", "b", "c", "c", "c", "d", "d"] </text:p>
      <text:p text:style-name="P118"/>
      <text:p text:style-name="P118">2.7.0 :170 &gt; ar.uniq</text:p>
      <text:p text:style-name="P118"><text:s/>=&gt; ["a", "b", "c", "d"] </text:p>
      <text:p text:style-name="P118"/>
      <text:p text:style-name="P119">2.7.0 :172 &gt; ar.values_at(0,2,3)</text:p>
      <text:p text:style-name="P119"><text:s/>=&gt; ["a", "b", "c"] </text:p>
      <text:p text:style-name="P117"/>
      <text:p text:style-name="P120">2.7.0 :173 &gt; a= [1,2,3]</text:p>
      <text:p text:style-name="P120">2.7.0 :174 &gt; b = [4,5,6]</text:p>
      <text:p text:style-name="P120">2.7.0 :175 &gt; c = [7,8,9]</text:p>
      <text:p text:style-name="P120"/>
      <text:p text:style-name="P120">2.7.0 :176 &gt; a.zip(b,c)</text:p>
      <text:p text:style-name="P120"><text:s/>=&gt; [[1, 4, 7], [2, 5, 8], [3, 6, 9]] </text:p>
      <text:p text:style-name="P117"/>
      <text:p text:style-name="P117"/>
      <text:p text:style-name="P40">STRING METHODS</text:p>
      <text:p text:style-name="P40"/>
      <text:p text:style-name="P121">2.7.0 :049 &gt; a = 'this is an'</text:p>
      <text:p text:style-name="P121">2.7.0 :050 &gt; b = 'apple'</text:p>
      <text:p text:style-name="P121"/>
      <text:p text:style-name="P121"><text:soft-page-break/>2.7.0 :051 &gt; a==b</text:p>
      <text:p text:style-name="P121"><text:s/>=&gt; false </text:p>
      <text:p text:style-name="P121"/>
      <text:p text:style-name="P121">2.7.0 :052 &gt; a&lt;=&gt;b</text:p>
      <text:p text:style-name="P121"><text:s/>=&gt; 1 </text:p>
      <text:p text:style-name="P121"/>
      <text:p text:style-name="P121">2.7.0 :053 &gt; b&lt;=&gt;a</text:p>
      <text:p text:style-name="P121"><text:s/>=&gt; -1 </text:p>
      <text:p text:style-name="P121"/>
      <text:p text:style-name="P121">2.7.0 :054 &gt; a*2</text:p>
      <text:p text:style-name="P121"><text:s/>=&gt; "this is anthis is an" </text:p>
      <text:p text:style-name="P121"/>
      <text:p text:style-name="P121">2.7.0 :055 &gt; a+b</text:p>
      <text:p text:style-name="P121"><text:s/>=&gt; "this is anapple" </text:p>
      <text:p text:style-name="P121"/>
      <text:p text:style-name="P121">2.7.0 :056 &gt; a = 'this is an '</text:p>
      <text:p text:style-name="P121">2.7.0 :057 &gt; a+b</text:p>
      <text:p text:style-name="P121"><text:s/>=&gt; "this is an apple" </text:p>
      <text:p text:style-name="P121"/>
      <text:p text:style-name="P122">2.7.0 :061 &gt; a[0..3]</text:p>
      <text:p text:style-name="P122"><text:s/>=&gt; "this" </text:p>
      <text:p text:style-name="P122"/>
      <text:p text:style-name="P122">2.7.0 :062 &gt; a[0,7]</text:p>
      <text:p text:style-name="P122"><text:s/>=&gt; "this is" </text:p>
      <text:p text:style-name="P122"/>
      <text:p text:style-name="P123">2.7.0 :058 &gt; a[3]</text:p>
      <text:p text:style-name="P123"><text:s/>=&gt; "s"</text:p>
      <text:p text:style-name="P123"/>
      <text:p text:style-name="P124">2.7.0 :064 &gt; a[3..-1]</text:p>
      <text:p text:style-name="P124"><text:s/>=&gt; "s is an " </text:p>
      <text:p text:style-name="P124"/>
      <text:p text:style-name="P124">2.7.0 :065 &gt; b &lt;&lt; 'is a fruit'</text:p>
      <text:p text:style-name="P124"><text:s/>=&gt; "appleis a fruit" </text:p>
      <text:p text:style-name="P124"/>
      <text:p text:style-name="P124">2.7.0 :066 &gt; b</text:p>
      <text:p text:style-name="P124"><text:s/>=&gt; "appleis a fruit" </text:p>
      <text:p text:style-name="P124"/>
      <text:p text:style-name="P125">2.7.0 :073 &gt; a.bytesize</text:p>
      <text:p text:style-name="P125"><text:s/>=&gt; 11 </text:p>
      <text:p text:style-name="P125"/>
      <text:p text:style-name="P126">2.7.0 :082 &gt; a += b</text:p>
      <text:p text:style-name="P126">2.7.0 :083 &gt; a</text:p>
      <text:p text:style-name="P126"><text:s/>=&gt; "this is an apple and it is a fruit" </text:p>
      <text:p text:style-name="P126"/>
      <text:p text:style-name="P126">2.7.0 :074 &gt; a.capitalize</text:p>
      <text:p text:style-name="P126"><text:s/>=&gt; "This is an " </text:p>
      <text:p text:style-name="P126"/>
      <text:p text:style-name="P126">2.7.0 :075 &gt; a.capitalize!</text:p>
      <text:p text:style-name="P126"><text:s/>=&gt; "This is an " </text:p>
      <text:p text:style-name="P126"/>
      <text:p text:style-name="P127">2.7.0 :087 &gt; 'hello'.center(20,'-')</text:p>
      <text:p text:style-name="P127"><text:s/>=&gt; "-------hello--------" </text:p>
      <text:p text:style-name="P127"><text:soft-page-break/></text:p>
      <text:p text:style-name="P127">2.7.0 :085 &gt; 'hello'.center(20)</text:p>
      <text:p text:style-name="P127"><text:s/>=&gt; " <text:s text:c="6"/>hello <text:s text:c="7"/>" </text:p>
      <text:p text:style-name="P127"/>
      <text:p text:style-name="P128">2.7.0 :009 &gt; a = 'hello\n'</text:p>
      <text:p text:style-name="P128"/>
      <text:p text:style-name="P128">2.7.0 :010 &gt; a.chop</text:p>
      <text:p text:style-name="P128"><text:s/>=&gt; "hello\\" </text:p>
      <text:p text:style-name="P128"/>
      <text:p text:style-name="P128">2.7.0 :011 &gt; a.clear</text:p>
      <text:p text:style-name="P128"><text:s/>=&gt; "" </text:p>
      <text:p text:style-name="P128"/>
      <text:p text:style-name="P128">2.7.0 :012 &gt; a.chr</text:p>
      <text:p text:style-name="P128"><text:s/>=&gt; "" </text:p>
      <text:p text:style-name="P128"/>
      <text:p text:style-name="P128">2.7.0 :013 &gt; a= 'hello'</text:p>
      <text:p text:style-name="P128"/>
      <text:p text:style-name="P128">2.7.0 :014 &gt; a.chr</text:p>
      <text:p text:style-name="P128"><text:s/>=&gt; "h" </text:p>
      <text:p text:style-name="P128"/>
      <text:p text:style-name="P129">2.7.0 :016 &gt; b = 'world'</text:p>
      <text:p text:style-name="P129"/>
      <text:p text:style-name="P129">2.7.0 :017 &gt; a.concat(b)</text:p>
      <text:p text:style-name="P129"><text:s/>=&gt; "helloworld" </text:p>
      <text:p text:style-name="P129"/>
      <text:p text:style-name="P130">2.7.0 :018 &gt; a.count('l')</text:p>
      <text:p text:style-name="P130"><text:s/>=&gt; 3 </text:p>
      <text:p text:style-name="P130"/>
      <text:p text:style-name="P130">2.7.0 :019 &gt; a.count('lo')</text:p>
      <text:p text:style-name="P130"><text:s/>=&gt; 5 </text:p>
      <text:p text:style-name="P130"/>
      <text:p text:style-name="P131">2.7.0 :026 &gt; b.delete_prefix!('h')</text:p>
      <text:p text:style-name="P131"><text:s/>=&gt; "ello" </text:p>
      <text:p text:style-name="P131"/>
      <text:p text:style-name="P131">2.7.0 :027 &gt; b</text:p>
      <text:p text:style-name="P131"><text:s/>=&gt; "ello" </text:p>
      <text:p text:style-name="P131"/>
      <text:p text:style-name="P131">2.7.0 :028 &gt; b = 'HELLO'</text:p>
      <text:p text:style-name="P131"/>
      <text:p text:style-name="P131">2.7.0 :029 &gt; b.downcase</text:p>
      <text:p text:style-name="P131"><text:s/>=&gt; "hello" </text:p>
      <text:p text:style-name="P131"/>
      <text:p text:style-name="P131">2.7.0 :030 &gt; b</text:p>
      <text:p text:style-name="P131"><text:s/>=&gt; "HELLO" </text:p>
      <text:p text:style-name="P131"/>
      <text:p text:style-name="P131">2.7.0 :031 &gt; b.downcase!</text:p>
      <text:p text:style-name="P131"><text:s/>=&gt; "hello" </text:p>
      <text:p text:style-name="P131"/>
      <text:p text:style-name="P131">2.7.0 :032 &gt; b</text:p>
      <text:p text:style-name="P131"><text:s/>=&gt; "hello" </text:p>
      <text:p text:style-name="P131"/>
      <text:p text:style-name="P131">2.7.0 :034 &gt; b.upcase!</text:p>
      <text:p text:style-name="P131"><text:soft-page-break/><text:s/>=&gt; "HELLO" </text:p>
      <text:p text:style-name="P131"/>
      <text:p text:style-name="P131">2.7.0 :035 &gt; b</text:p>
      <text:p text:style-name="P131"><text:s/>=&gt; "HELLO" </text:p>
      <text:p text:style-name="P131"/>
      <text:p text:style-name="P132">2.7.0 :038 &gt; b.each_char{|x| print x,' '}</text:p>
      <text:p text:style-name="P132">H E L L O <text:s/>=&gt; "HELLO" </text:p>
      <text:p text:style-name="P132"/>
      <text:p text:style-name="P133">2.7.0 :042 &gt; a.each_line('l'){|c| p c}</text:p>
      <text:p text:style-name="P133">"hel"</text:p>
      <text:p text:style-name="P133">"l"</text:p>
      <text:p text:style-name="P133">"oworl"</text:p>
      <text:p text:style-name="P133">"d"</text:p>
      <text:p text:style-name="P133"/>
      <text:p text:style-name="P134">2.7.0 :045 &gt; a.delete 'l'</text:p>
      <text:p text:style-name="P134"><text:s/>=&gt; "heoword" </text:p>
      <text:p text:style-name="P134"/>
      <text:p text:style-name="P135">2.7.0 :046 &gt; a.empty?</text:p>
      <text:p text:style-name="P135"><text:s/>=&gt; false </text:p>
      <text:p text:style-name="P135"/>
      <text:p text:style-name="P135">2.7.0 :047 &gt; a.clear</text:p>
      <text:p text:style-name="P135"><text:s/>=&gt; "" </text:p>
      <text:p text:style-name="P135"/>
      <text:p text:style-name="P135">2.7.0 :048 &gt; a.empty?</text:p>
      <text:p text:style-name="P135"><text:s/>=&gt; true </text:p>
      <text:p text:style-name="P135"/>
      <text:p text:style-name="P136">2.7.0 :053 &gt; a = 'hello'</text:p>
      <text:p text:style-name="P136">2.7.0 :054 &gt; a.eql?(b)</text:p>
      <text:p text:style-name="P136"><text:s/>=&gt; false </text:p>
      <text:p text:style-name="P136"/>
      <text:p text:style-name="P136">2.7.0 :055 &gt; a.upcase!</text:p>
      <text:p text:style-name="P136"><text:s/>=&gt; "HELLO" </text:p>
      <text:p text:style-name="P136"/>
      <text:p text:style-name="P136">2.7.0 :056 &gt; a.eql?(b)</text:p>
      <text:p text:style-name="P136"><text:s/>=&gt; true </text:p>
      <text:p text:style-name="P136"/>
      <text:p text:style-name="P136">2.7.0 :058 &gt; a.end_with?('lo')</text:p>
      <text:p text:style-name="P136"><text:s/>=&gt; false </text:p>
      <text:p text:style-name="P136"/>
      <text:p text:style-name="P136">2.7.0 :059 &gt; a.end_with?('LO')</text:p>
      <text:p text:style-name="P136"><text:s/>=&gt; true </text:p>
      <text:p text:style-name="P136"/>
      <text:p text:style-name="P137">2.7.0 :061 &gt; a</text:p>
      <text:p text:style-name="P137"><text:s/>=&gt; "HELLO" </text:p>
      <text:p text:style-name="P137"/>
      <text:p text:style-name="P137">2.7.0 :062 &gt; a.getbyte(2)</text:p>
      <text:p text:style-name="P137"><text:s/>=&gt; 76 </text:p>
      <text:p text:style-name="P137"/>
      <text:p text:style-name="P137">2.7.0 :063 &gt; a.getbyte(4)</text:p>
      <text:p text:style-name="P137"><text:s/>=&gt; 79 </text:p>
      <text:p text:style-name="P136"/>
      <text:p text:style-name="P138">2.7.0 :065 &gt; a.start_with?('H')</text:p>
      <text:p text:style-name="P138"><text:soft-page-break/><text:s/>=&gt; true </text:p>
      <text:p text:style-name="P138"/>
      <text:p text:style-name="P138">2.7.0 :066 &gt; a.start_with?('HE')</text:p>
      <text:p text:style-name="P138"><text:s/>=&gt; true </text:p>
      <text:p text:style-name="P138"/>
      <text:p text:style-name="P139">2.7.0 :068 &gt; a.include?'llo'</text:p>
      <text:p text:style-name="P139"><text:s/>=&gt; false </text:p>
      <text:p text:style-name="P139"/>
      <text:p text:style-name="P139">2.7.0 :069 &gt; a.include?'LLO'</text:p>
      <text:p text:style-name="P139"><text:s/>=&gt; true </text:p>
      <text:p text:style-name="P139"/>
      <text:p text:style-name="P139">2.7.0 :070 &gt; a.index('O')</text:p>
      <text:p text:style-name="P139"><text:s/>=&gt; 4 </text:p>
      <text:p text:style-name="P139"/>
      <text:p text:style-name="P139">2.7.0 :071 &gt; a.index('H')</text:p>
      <text:p text:style-name="P139"><text:s/>=&gt; 0 </text:p>
      <text:p text:style-name="P139"/>
      <text:p text:style-name="P41">2.7.0 :078 &gt; a.insert(4,'-')</text:p>
      <text:p text:style-name="P140"><text:s/>=&gt; "hell-o" </text:p>
      <text:p text:style-name="P140"/>
      <text:p text:style-name="P140">2.7.0 :079 &gt; a</text:p>
      <text:p text:style-name="P140"><text:s/>=&gt; "hell-o" </text:p>
      <text:p text:style-name="P140"/>
      <text:p text:style-name="P140">2.7.0 :080 &gt; a.insert(1,'-')</text:p>
      <text:p text:style-name="P140"><text:s/>=&gt; "h-ell-o" </text:p>
      <text:p text:style-name="P140"/>
      <text:p text:style-name="P141">2.7.0 :081 &gt; a.inspect</text:p>
      <text:p text:style-name="P141"><text:s/>=&gt; "\"h-ell-o\"" </text:p>
      <text:p text:style-name="P141"/>
      <text:p text:style-name="P141">2.7.0 :082 &gt; a.length</text:p>
      <text:p text:style-name="P141"><text:s/>=&gt; 7 </text:p>
      <text:p text:style-name="P141"/>
      <text:p text:style-name="P141">2.7.0 :083 &gt; a.size</text:p>
      <text:p text:style-name="P141"><text:s/>=&gt; 7 </text:p>
      <text:p text:style-name="P142">2.7.0 :085 &gt; str = 'intern at beryl systems'</text:p>
      <text:p text:style-name="P142"/>
      <text:p text:style-name="P142">2.7.0 :086 &gt; str.lines(' ')</text:p>
      <text:p text:style-name="P142"><text:s/>=&gt; ["intern ", "at ", "beryl ", "systems"] </text:p>
      <text:p text:style-name="P142"/>
      <text:p text:style-name="P142">2.7.0 :087 &gt; str.each_line(" "){|x| p x}</text:p>
      <text:p text:style-name="P142">"intern "</text:p>
      <text:p text:style-name="P142">"at "</text:p>
      <text:p text:style-name="P142">"beryl "</text:p>
      <text:p text:style-name="P142">"systems"</text:p>
      <text:p text:style-name="P142"><text:s/>=&gt; "intern at beryl systems" </text:p>
      <text:p text:style-name="P140"/>
      <text:p text:style-name="P143">2.7.0 :089 &gt; a = 'hello'</text:p>
      <text:p text:style-name="P143"/>
      <text:p text:style-name="P143">2.7.0 :090 &gt; a.ljust(10)</text:p>
      <text:p text:style-name="P143"><text:s/>=&gt; "hello <text:s text:c="4"/>" </text:p>
      <text:p text:style-name="P143"/>
      <text:p text:style-name="P143"/>
      <text:p text:style-name="P143"><text:soft-page-break/>2.7.0 :092 &gt; a.ljust(10,"-")</text:p>
      <text:p text:style-name="P143"><text:s/>=&gt; "hello-----" </text:p>
      <text:p text:style-name="P143"/>
      <text:p text:style-name="P143">2.7.0 :093 &gt; a.center(15,"-")</text:p>
      <text:p text:style-name="P143"><text:s/>=&gt; "-----hello-----" </text:p>
      <text:p text:style-name="P143"/>
      <text:p text:style-name="P143">2.7.0 :095 &gt; b = 'hello <text:s text:c="2"/>'</text:p>
      <text:p text:style-name="P143"/>
      <text:p text:style-name="P143">2.7.0 :096 &gt; b.strip</text:p>
      <text:p text:style-name="P143"><text:s/>=&gt; "hello" </text:p>
      <text:p text:style-name="P143"/>
      <text:p text:style-name="P143">2.7.0 :097 &gt; b = ' <text:s text:c="2"/>hello <text:s text:c="2"/>'</text:p>
      <text:p text:style-name="P143">2.7.0 :098 &gt; b.strip</text:p>
      <text:p text:style-name="P143"><text:s/>=&gt; "hello" </text:p>
      <text:p text:style-name="P143"/>
      <text:p text:style-name="P143">2.7.0 :099 &gt; b = ' <text:s text:c="2"/>h e l l o <text:s text:c="2"/>'</text:p>
      <text:p text:style-name="P143"/>
      <text:p text:style-name="P143">2.7.0 :100 &gt; b.strip!</text:p>
      <text:p text:style-name="P143"><text:s/>=&gt; "h e l l o" </text:p>
      <text:p text:style-name="P143"/>
      <text:p text:style-name="P143">2.7.0 :101 &gt; b</text:p>
      <text:p text:style-name="P143"><text:s/>=&gt; "h e l l o" </text:p>
      <text:p text:style-name="P143"/>
      <text:p text:style-name="P144">2.7.0 :102 &gt; "1998".succ</text:p>
      <text:p text:style-name="P144"><text:s/>=&gt; "1999" </text:p>
      <text:p text:style-name="P144"/>
      <text:p text:style-name="P144">2.7.0 :103 &gt; "abcd".succ</text:p>
      <text:p text:style-name="P144"><text:s/>=&gt; "abce" </text:p>
      <text:p text:style-name="P144"/>
      <text:p text:style-name="P144">2.7.0 :104 &gt; '1999'.succ</text:p>
      <text:p text:style-name="P144"><text:s/>=&gt; "2000" </text:p>
      <text:p text:style-name="P144"/>
      <text:p text:style-name="P144">2.7.0 :105 &gt; 'abc1234'.succ</text:p>
      <text:p text:style-name="P144"><text:s/>=&gt; "abc1235" </text:p>
      <text:p text:style-name="P144"/>
      <text:p text:style-name="P144">2.7.0 :106 &gt; a = "2000"</text:p>
      <text:p text:style-name="P144">2.7.0 :107 &gt; a.succ!</text:p>
      <text:p text:style-name="P144"><text:s/>=&gt; "2001" </text:p>
      <text:p text:style-name="P144"/>
      <text:p text:style-name="P144">2.7.0 :108 &gt; a</text:p>
      <text:p text:style-name="P144"><text:s/>=&gt; "2001" </text:p>
      <text:p text:style-name="P144"/>
      <text:p text:style-name="P145">2.7.0 :109 &gt; a.oct</text:p>
      <text:p text:style-name="P145"><text:s/>=&gt; 1025 </text:p>
      <text:p text:style-name="P145"/>
      <text:p text:style-name="P145">2.7.0 :110 &gt; "123".oct</text:p>
      <text:p text:style-name="P145"><text:s/>=&gt; 83 </text:p>
      <text:p text:style-name="P145"/>
      <text:p text:style-name="P145">2.7.0 :112 &gt; "a".ord</text:p>
      <text:p text:style-name="P145"><text:s/>=&gt; 97 </text:p>
      <text:p text:style-name="P145"/>
      <text:p text:style-name="P145">2.7.0 :113 &gt; "b".ord</text:p>
      <text:p text:style-name="P145"><text:soft-page-break/><text:s/>=&gt; 98 </text:p>
      <text:p text:style-name="P145"/>
      <text:p text:style-name="P146">2.7.0 :117 &gt; a.partition('l')</text:p>
      <text:p text:style-name="P146"><text:s/>=&gt; ["he", "l", "lo world"] </text:p>
      <text:p text:style-name="P146"/>
      <text:p text:style-name="P146"/>
      <text:p text:style-name="P147">2.7.0 :118 &gt; a.replace('only world')</text:p>
      <text:p text:style-name="P147"><text:s/>=&gt; "only world"</text:p>
      <text:p text:style-name="P147"><text:s/></text:p>
      <text:p text:style-name="P147">2.7.0 :119 &gt; a</text:p>
      <text:p text:style-name="P147"><text:s/>=&gt; "only world" </text:p>
      <text:p text:style-name="P147"/>
      <text:p text:style-name="P148">2.7.0 :120 &gt; x = a.partition('l')</text:p>
      <text:p text:style-name="P148">2.7.0 :121 &gt; x</text:p>
      <text:p text:style-name="P148"><text:s/>=&gt; ["on", "l", "y world"] </text:p>
      <text:p text:style-name="P148"/>
      <text:p text:style-name="P148">2.7.0 :122 &gt; x.class</text:p>
      <text:p text:style-name="P148"><text:s/>=&gt; Array </text:p>
      <text:p text:style-name="P148"/>
      <text:p text:style-name="P149">2.7.0 :124 &gt; a.reverse</text:p>
      <text:p text:style-name="P149"><text:s/>=&gt; "dlrow ylno" </text:p>
      <text:p text:style-name="P149"/>
      <text:p text:style-name="P149">2.7.0 :125 &gt; a.reverse!</text:p>
      <text:p text:style-name="P149"><text:s/>=&gt; "dlrow ylno" </text:p>
      <text:p text:style-name="P149"/>
      <text:p text:style-name="P149">2.7.0 :126 &gt; a</text:p>
      <text:p text:style-name="P149"><text:s/>=&gt; "dlrow ylno" </text:p>
      <text:p text:style-name="P149"/>
      <text:p text:style-name="P150">2.7.0 :130 &gt; a.rindex('l')</text:p>
      <text:p text:style-name="P150"><text:s/>=&gt; 8 </text:p>
      <text:p text:style-name="P150"/>
      <text:p text:style-name="P150">2.7.0 :131 &gt; a.rindex('o')</text:p>
      <text:p text:style-name="P150"><text:s/>=&gt; 6 </text:p>
      <text:p text:style-name="P150"/>
      <text:p text:style-name="P150">2.7.0 :134 &gt; f.rjust(10,'-')</text:p>
      <text:p text:style-name="P150"><text:s/>=&gt; "-----hello" </text:p>
      <text:p text:style-name="P150"/>
      <text:p text:style-name="P150">2.7.0 :135 &gt; f.rjust(10)</text:p>
      <text:p text:style-name="P150"><text:s/>=&gt; " <text:s text:c="4"/>hello" </text:p>
      <text:p text:style-name="P150"/>
      <text:p text:style-name="P151">2.7.0 :136 &gt; f = 'hello <text:s text:c="3"/>'</text:p>
      <text:p text:style-name="P151"/>
      <text:p text:style-name="P151">2.7.0 :137 &gt; f.rstrip</text:p>
      <text:p text:style-name="P151"><text:s/>=&gt; "hello"</text:p>
      <text:p text:style-name="P151"/>
      <text:p text:style-name="P151"><text:s/>2.7.0 :144 &gt; f.split(" ")</text:p>
      <text:p text:style-name="P151"><text:s/>=&gt; ["hello", "world"] </text:p>
      <text:p text:style-name="P151"/>
      <text:p text:style-name="P151">2.7.0 :145 &gt; f.split("o")</text:p>
      <text:p text:style-name="P151"><text:s/>=&gt; ["hell", " w", "rld"] </text:p>
      <text:p text:style-name="P151"/>
      <text:p text:style-name="P152">2.7.0 :148 &gt; str = " <text:s/>now is the timeeeee <text:s text:c="2"/>"</text:p>
      <text:p text:style-name="P152"><text:soft-page-break/>2.7.0 :151 &gt; str.squeeze!</text:p>
      <text:p text:style-name="P152"><text:s/>=&gt; " now is the time " </text:p>
      <text:p text:style-name="P152"/>
      <text:p text:style-name="P153">2.7.0 :154 &gt; str.strip!</text:p>
      <text:p text:style-name="P153"><text:s/>=&gt; "now is the time" </text:p>
      <text:p text:style-name="P153"/>
      <text:p text:style-name="P153">2.7.0 :155 &gt; str</text:p>
      <text:p text:style-name="P153"><text:s/>=&gt; "now is the time" </text:p>
      <text:p text:style-name="P153"/>
      <text:p text:style-name="P154">2.7.0 :156 &gt; "hEllo".swapcase</text:p>
      <text:p text:style-name="P154"><text:s/>=&gt; "HeLLO" </text:p>
      <text:p text:style-name="P154"/>
      <text:p text:style-name="P154">2.7.0 :157 &gt; "NOW is THE time".swapcase!</text:p>
      <text:p text:style-name="P154"><text:s/>=&gt; "now IS the TIME" </text:p>
      <text:p text:style-name="P154"/>
      <text:p text:style-name="P155">2.7.0 :167 &gt; y = 1234.to_s</text:p>
      <text:p text:style-name="P42"/>
      <text:p text:style-name="P155">2.7.0 :168 &gt; y.class</text:p>
      <text:p text:style-name="P155"><text:s/>=&gt; String </text:p>
      <text:p text:style-name="P155"/>
      <text:p text:style-name="P155">2.7.0 :169 &gt; y</text:p>
      <text:p text:style-name="P155"><text:s/>=&gt; "1234" </text:p>
      <text:p text:style-name="P155"/>
      <text:p text:style-name="P155">2.7.0 :164 &gt; x = '12.5'.to_f</text:p>
      <text:p text:style-name="P155"/>
      <text:p text:style-name="P155">2.7.0 :165 &gt; x</text:p>
      <text:p text:style-name="P155"><text:s/>=&gt; 12.5 </text:p>
      <text:p text:style-name="P155"/>
      <text:p text:style-name="P155">2.7.0 :161 &gt; x = '1234'.to_c</text:p>
      <text:p text:style-name="P155"/>
      <text:p text:style-name="P155">2.7.0 :162 &gt; x.class</text:p>
      <text:p text:style-name="P155"><text:s/>=&gt; Complex </text:p>
      <text:p text:style-name="P155"/>
      <text:p text:style-name="P155">2.7.0 :163 &gt; x</text:p>
      <text:p text:style-name="P155"><text:s/>=&gt; (1234+0i) </text:p>
      <text:p text:style-name="P155"/>
      <text:p text:style-name="P155">2.7.0 :159 &gt; x = '1234'.to_i</text:p>
      <text:p text:style-name="P155"/>
      <text:p text:style-name="P155">2.7.0 :160 &gt; x.class</text:p>
      <text:p text:style-name="P155"><text:s/>=&gt; Integer </text:p>
      <text:p text:style-name="P155"/>
      <text:p text:style-name="P156">2.7.0 :174 &gt; b = "@symbol2".to_sym</text:p>
      <text:p text:style-name="P156">2.7.0 :175 &gt; b == :@symbol2</text:p>
      <text:p text:style-name="P156"><text:s/>=&gt; true </text:p>
      <text:p text:style-name="P156"/>
      <text:p text:style-name="P156">2.7.0 :170 &gt; a = "@symbol".to_sym</text:p>
      <text:p text:style-name="P156">2.7.0 :171 &gt; a == :@symbol</text:p>
      <text:p text:style-name="P156"><text:s/>=&gt; true </text:p>
      <text:p text:style-name="P156"/>
      <text:p text:style-name="P157">2.7.0 :176 &gt; 'hello'.tr('l','ip')</text:p>
      <text:p text:style-name="P157"><text:s/>=&gt; "heiio" </text:p>
      <text:p text:style-name="P157"/>
      <text:p text:style-name="P157"><text:soft-page-break/>2.7.0 :177 &gt; 'hello'.tr('el','ip')</text:p>
      <text:p text:style-name="P157"><text:s/>=&gt; "hippo" </text:p>
      <text:p text:style-name="P157"/>
      <text:p text:style-name="P157">2.7.0 :178 &gt; 'hello'.tr_s('l','r')</text:p>
      <text:p text:style-name="P157"><text:s/>=&gt; "hero" </text:p>
      <text:p text:style-name="P157"/>
      <text:p text:style-name="P157">2.7.0 :179 &gt; 'hello world'.tr_s('l','r')</text:p>
      <text:p text:style-name="P157"><text:s/>=&gt; "hero worrd" </text:p>
      <text:p text:style-name="P157"/>
      <text:p text:style-name="P158">2.7.0 :182 &gt; 'hello world'.each_char{|x| print x," "}</text:p>
      <text:p text:style-name="P158">h e l l o <text:s text:c="2"/>w o r l d <text:s/>=&gt; "hello world" </text:p>
      <text:p text:style-name="P158"/>
      <text:p text:style-name="P159">2.7.0 :184 &gt; 8.upto(12){|x| print x," "}</text:p>
      <text:p text:style-name="P159">8 9 10 11 12 <text:s/>=&gt; 8 </text:p>
      <text:p text:style-name="P159"/>
      <text:p text:style-name="P159">2.7.0 :185 &gt; "a1".upto("b5"){|x| print x, " "}</text:p>
      <text:p text:style-name="P159">a1 a2 a3 a4 a5 a6 a7 a8 a9 b0 b1 b2 b3 b4 b5 <text:s/>=&gt; "a1" </text:p>
      <text:p text:style-name="P159"/>
      <text:p text:style-name="P159"/>
      <text:p text:style-name="P159"/>
      <text:p text:style-name="P43">HASH METHODS</text:p>
      <text:p text:style-name="P155"/>
      <text:p text:style-name="P160">2.7.0 :197 &gt; h1 = {1=&gt;5,2=&gt;10,3=&gt;15,4=&gt;20}</text:p>
      <text:p text:style-name="P160"/>
      <text:p text:style-name="P160">2.7.0 :198 &gt; h1.store(5,25)</text:p>
      <text:p text:style-name="P160"><text:s/>=&gt; 25 </text:p>
      <text:p text:style-name="P160"/>
      <text:p text:style-name="P160">2.7.0 :199 &gt; h1</text:p>
      <text:p text:style-name="P160"><text:s/>=&gt; {1=&gt;5, 2=&gt;10, 3=&gt;15, 4=&gt;20, 5=&gt;25} </text:p>
      <text:p text:style-name="P160"/>
      <text:p text:style-name="P160">2.7.0 :200 &gt; h2 = {2=&gt;10,3=&gt;15,4=&gt;20}</text:p>
      <text:p text:style-name="P160"/>
      <text:p text:style-name="P160">2.7.0 :201 &gt; h1&lt;h2</text:p>
      <text:p text:style-name="P160"><text:s/>=&gt; false </text:p>
      <text:p text:style-name="P160"/>
      <text:p text:style-name="P160">2.7.0 :202 &gt; h1&gt;h2</text:p>
      <text:p text:style-name="P160"><text:s/>=&gt; true </text:p>
      <text:p text:style-name="P160"/>
      <text:p text:style-name="P160">2.7.0 :203 &gt; h1==h1</text:p>
      <text:p text:style-name="P160"><text:s/>=&gt; true </text:p>
      <text:p text:style-name="P160"/>
      <text:p text:style-name="P160">2.7.0 :204 &gt; h1==h2</text:p>
      <text:p text:style-name="P160"><text:s/>=&gt; false </text:p>
      <text:p text:style-name="P160"/>
      <text:p text:style-name="P160">2.7.0 :205 &gt; h1&gt;=h2</text:p>
      <text:p text:style-name="P160"><text:s/>=&gt; true </text:p>
      <text:p text:style-name="P160"/>
      <text:p text:style-name="P161">2.7.0 :206 &gt; h1.delete(5)</text:p>
      <text:p text:style-name="P161"><text:s/>=&gt; 25 </text:p>
      <text:p text:style-name="P161"/>
      <text:p text:style-name="P161">2.7.0 :207 &gt; h1</text:p>
      <text:p text:style-name="P161"><text:s/>=&gt; {1=&gt;5, 2=&gt;10, 3=&gt;15, 4=&gt;20} </text:p>
      <text:p text:style-name="P161"><text:soft-page-break/>2.7.0 :208 &gt; h2.delete_if{|k,v| k&gt;3}</text:p>
      <text:p text:style-name="P161"><text:s/>=&gt; {2=&gt;10, 3=&gt;15} </text:p>
      <text:p text:style-name="P161"/>
      <text:p text:style-name="P161">2.7.0 :209 &gt; h2</text:p>
      <text:p text:style-name="P161"><text:s/>=&gt; {2=&gt;10, 3=&gt;15} </text:p>
      <text:p text:style-name="P161"/>
      <text:p text:style-name="P162">2.7.0 :210 &gt; h1.default = 'no value'</text:p>
      <text:p text:style-name="P162"/>
      <text:p text:style-name="P162">2.7.0 :211 &gt; h1[1]</text:p>
      <text:p text:style-name="P162"><text:s/>=&gt; 5 </text:p>
      <text:p text:style-name="P162"/>
      <text:p text:style-name="P162">2.7.0 :212 &gt; h1[10]</text:p>
      <text:p text:style-name="P162"><text:s/>=&gt; "no value" </text:p>
      <text:p text:style-name="P162"/>
      <text:p text:style-name="P163">2.7.0 :213 &gt; h3 = Hash.new{|k,v| k[v] = v.to_i * 10}</text:p>
      <text:p text:style-name="P163"/>
      <text:p text:style-name="P163">2.7.0 :214 &gt; h3[20]</text:p>
      <text:p text:style-name="P163"><text:s/>=&gt; 200 </text:p>
      <text:p text:style-name="P163"/>
      <text:p text:style-name="P163">2.7.0 :215 &gt; h3[1] = 10</text:p>
      <text:p text:style-name="P163">2.7.0 :216 &gt; h3[1]</text:p>
      <text:p text:style-name="P163"><text:s/>=&gt; 10 </text:p>
      <text:p text:style-name="P163">2.7.0 :217 &gt; h3[2]</text:p>
      <text:p text:style-name="P163"><text:s/>=&gt; 20 </text:p>
      <text:p text:style-name="P163"/>
      <text:p text:style-name="P164">2.7.0 :226 &gt; h1.fetch_values(1,3,5)</text:p>
      <text:p text:style-name="P164"><text:s/>=&gt; [5, 15, 25] </text:p>
      <text:p text:style-name="P164"/>
      <text:p text:style-name="P164">2.7.0 :227 &gt; h1.fetch_values(1,2,6)</text:p>
      <text:p text:style-name="P164"><text:s/>=&gt; [5, 10, 30] </text:p>
      <text:p text:style-name="P164"/>
      <text:p text:style-name="P165">2.7.0 :228 &gt; x = h1.select{|k,v| k&lt;2}</text:p>
      <text:p text:style-name="P165">2.7.0 :229 &gt; x</text:p>
      <text:p text:style-name="P165"><text:s/>=&gt; {1=&gt;5} </text:p>
      <text:p text:style-name="P165"/>
      <text:p text:style-name="P165">2.7.0 :230 &gt; x = h1.select{|k,v| k&gt;2}</text:p>
      <text:p text:style-name="P165">2.7.0 :231 &gt; x</text:p>
      <text:p text:style-name="P165"><text:s/>=&gt; {3=&gt;15, 4=&gt;20, 5=&gt;25, 6=&gt;30} </text:p>
      <text:p text:style-name="P165"/>
      <text:p text:style-name="P166">2.7.0 :233 &gt; h1.replace({5=&gt;26,6=&gt;31})</text:p>
      <text:p text:style-name="P166"><text:s/>=&gt; {5=&gt;26, 6=&gt;31} </text:p>
      <text:p text:style-name="P166"/>
      <text:p text:style-name="P166">2.7.0 :234 &gt; h1</text:p>
      <text:p text:style-name="P166"><text:s/>=&gt; {5=&gt;26, 6=&gt;31} </text:p>
      <text:p text:style-name="P166"/>
      <text:p text:style-name="P166">2.7.0 :235 &gt; h1.to_s</text:p>
      <text:p text:style-name="P166"><text:s/>=&gt; "{5=&gt;26, 6=&gt;31}" </text:p>
      <text:p text:style-name="P166"/>
      <text:p text:style-name="P167">2.7.0 :237 &gt; h1.invert</text:p>
      <text:p text:style-name="P167"><text:s/>=&gt; {26=&gt;5, 31=&gt;6} </text:p>
      <text:p text:style-name="P167"/>
      <text:p text:style-name="P167"/>
      <text:p text:style-name="P167"><text:soft-page-break/>2.7.0 :238 &gt; h2</text:p>
      <text:p text:style-name="P167"><text:s/>=&gt; {2=&gt;10, 3=&gt;15} </text:p>
      <text:p text:style-name="P167"/>
      <text:p text:style-name="P167">2.7.0 :239 &gt; h2.invert</text:p>
      <text:p text:style-name="P167"><text:s/>=&gt; {10=&gt;2, 15=&gt;3} </text:p>
      <text:p text:style-name="P167"/>
      <text:p text:style-name="P167"/>
      <text:p text:style-name="P168">2.7.0 :248 &gt; h1.keys</text:p>
      <text:p text:style-name="P44"><text:span text:style-name="T2"><text:s/>=&gt; [5, 6]</text:span> </text:p>
      <text:p text:style-name="P168"/>
      <text:p text:style-name="P168">2.7.0 :249 &gt; h1.values</text:p>
      <text:p text:style-name="P168"><text:s/>=&gt; [26, 31] </text:p>
      <text:p text:style-name="P168"/>
      <text:p text:style-name="P168">2.7.0 :252 &gt; h1.key(26)</text:p>
      <text:p text:style-name="P168"><text:s/>=&gt; 5 </text:p>
      <text:p text:style-name="P168"/>
      <text:p text:style-name="P169">2.7.0 :261 &gt; h1.reject{|k,v| k&lt;=3}</text:p>
      <text:p text:style-name="P169"><text:s/>=&gt; {5=&gt;26, 6=&gt;31}</text:p>
      <text:p text:style-name="P169"/>
      <text:p text:style-name="P170">2.7.0 :263 &gt; h1.shift</text:p>
      <text:p text:style-name="P170"><text:s/>=&gt; [5, 26]</text:p>
      <text:p text:style-name="P170"><text:s/></text:p>
      <text:p text:style-name="P170">2.7.0 :264 &gt; h1</text:p>
      <text:p text:style-name="P170"><text:s/>=&gt; {6=&gt;31, 1=&gt;5, 2=&gt;10, 3=&gt;15} </text:p>
      <text:p text:style-name="P170"/>
      <text:p text:style-name="P171">2.7.0 :265 &gt; x = h1.slice(2,3)</text:p>
      <text:p text:style-name="P171">2.7.0 :266 &gt; x</text:p>
      <text:p text:style-name="P171"><text:s/>=&gt; {2=&gt;10, 3=&gt;15} </text:p>
      <text:p text:style-name="P171"/>
      <text:p text:style-name="P172">2.7.0 :267 &gt; h1.store(3,90)</text:p>
      <text:p text:style-name="P172"><text:s/>=&gt; 90 </text:p>
      <text:p text:style-name="P172">2.7.0 :268 &gt; h1[3]</text:p>
      <text:p text:style-name="P172"><text:s/>=&gt; 90</text:p>
      <text:p text:style-name="P172"/>
      <text:p text:style-name="P45">2.7.0 :271 &gt; h1.to_s</text:p>
      <text:p text:style-name="P173"><text:s/>=&gt; "{6=&gt;31, 1=&gt;5, 2=&gt;10, 3=&gt;90}" </text:p>
      <text:p text:style-name="P173"/>
      <text:p text:style-name="P174">2.7.0 :273 &gt; h1.to_h</text:p>
      <text:p text:style-name="P174"><text:s/>=&gt; {6=&gt;31, 1=&gt;5, 2=&gt;10, 3=&gt;90} </text:p>
      <text:p text:style-name="P174"/>
      <text:p text:style-name="P174">2.7.0 :274 &gt; h1.to_a</text:p>
      <text:p text:style-name="P174"><text:s/>=&gt; [[6, 31], [1, 5], [2, 10], [3, 90]] </text:p>
      <text:p text:style-name="P174"/>
      <text:p text:style-name="P174">2.7.0 :275 &gt; h2.to_a</text:p>
      <text:p text:style-name="P174"><text:s/>=&gt; [[2, 10], [3, 15]]</text:p>
      <text:p text:style-name="P174"/>
      <text:p text:style-name="P175">2.7.0 :277 &gt; h1.transform_keys{|k| k.to_s}</text:p>
      <text:p text:style-name="P175"><text:s/>=&gt; {"6"=&gt;31, "1"=&gt;5, "2"=&gt;10, "3"=&gt;90} </text:p>
      <text:p text:style-name="P175"/>
      <text:p text:style-name="P175">2.7.0 :278 &gt; h1.transform_values{|v| v.to_s}</text:p>
      <text:p text:style-name="P175"><text:s/>=&gt; {6=&gt;"31", 1=&gt;"5", 2=&gt;"10", 3=&gt;"90"} </text:p>
      <text:p text:style-name="P175"/>
      <text:p text:style-name="P175"><text:soft-page-break/>2.7.0 :281 &gt; h1.transform_values!{|v| v.to_s}</text:p>
      <text:p text:style-name="P175"><text:s/>=&gt; {6=&gt;"31", 1=&gt;"5", 2=&gt;"10", 3=&gt;"90"} </text:p>
      <text:p text:style-name="P175"/>
      <text:p text:style-name="P175">2.7.0 :001 &gt; h1 = {1=&gt;10,2=&gt;20,3=&gt;30}</text:p>
      <text:p text:style-name="P175"/>
      <text:p text:style-name="P175">2.7.0 :002 &gt; h1.transform_keys!{|k| k.to_s}</text:p>
      <text:p text:style-name="P175"><text:s/>=&gt; {"1"=&gt;10, "2"=&gt;20, "3"=&gt;30} </text:p>
      <text:p text:style-name="P175"/>
      <text:p text:style-name="P176">2.7.0 :003 &gt; h2 = {4=&gt;40,5=&gt;50}</text:p>
      <text:p text:style-name="P176"/>
      <text:p text:style-name="P176">2.7.0 :004 &gt; h1.update(h2)</text:p>
      <text:p text:style-name="P176"><text:s/>=&gt; {"1"=&gt;10, "2"=&gt;20, "3"=&gt;30, 4=&gt;40, 5=&gt;50} </text:p>
      <text:p text:style-name="P176"/>
      <text:p text:style-name="P176">2.7.0 :005 &gt; h1</text:p>
      <text:p text:style-name="P176"><text:s/>=&gt; {"1"=&gt;10, "2"=&gt;20, "3"=&gt;30, 4=&gt;40, 5=&gt;50} </text:p>
      <text:p text:style-name="P176"/>
      <text:p text:style-name="P177"/>
      <text:p text:style-name="P46">USE OF MODULE</text:p>
      <text:p text:style-name="P46"/>
      <text:p text:style-name="P179">2.7.0 :010 &gt; module M1</text:p>
      <text:p text:style-name="P177">2.7.0 :015 &gt; <text:s text:c="2"/>YEAR = 2020</text:p>
      <text:p text:style-name="P177">2.7.0 :016 &gt; <text:s text:c="2"/>$x = 0</text:p>
      <text:p text:style-name="P177">2.7.0 :017 &gt; <text:s text:c="2"/>def M1.dob</text:p>
      <text:p text:style-name="P177">2.7.0 :018 &gt; <text:s text:c="4"/>print "Ente your DOB:\t"</text:p>
      <text:p text:style-name="P177">2.7.0 :019 &gt; <text:s text:c="4"/>$x = gets.to_i</text:p>
      <text:p text:style-name="P177">2.7.0 :020 &gt; <text:s text:c="2"/>end</text:p>
      <text:p text:style-name="P177">2.7.0 :021 &gt; <text:s text:c="2"/>def M1.calcage</text:p>
      <text:p text:style-name="P177">2.7.0 :022 &gt; <text:s text:c="4"/>res = YEAR - $x</text:p>
      <text:p text:style-name="P177">2.7.0 :023 &gt; <text:s text:c="4"/>puts "Your age is:\t#{res}"</text:p>
      <text:p text:style-name="P177">2.7.0 :024 &gt; <text:s text:c="2"/>end</text:p>
      <text:p text:style-name="P177">2.7.0 :025 &gt; end</text:p>
      <text:p text:style-name="P177"><text:s/>=&gt; :calcage </text:p>
      <text:p text:style-name="P177"/>
      <text:p text:style-name="P178">2.7.0 :027 &gt; M1::YEAR</text:p>
      <text:p text:style-name="P178"><text:s/>=&gt; 2020 </text:p>
      <text:p text:style-name="P178"/>
      <text:p text:style-name="P178">2.7.0 :028 &gt; M1.dob</text:p>
      <text:p text:style-name="P178">Ente your DOB:<text:tab/>1998</text:p>
      <text:p text:style-name="P178"><text:s/>=&gt; 1998 </text:p>
      <text:p text:style-name="P178"/>
      <text:p text:style-name="P178">2.7.0 :029 &gt; M1.calcage</text:p>
      <text:p text:style-name="P178">Your age is:<text:tab/>22</text:p>
      <text:p text:style-name="P177"/>
      <text:p text:style-name="P177"/>
      <text:p text:style-name="P47">Prgram for identifying prime no.s:</text:p>
      <text:p text:style-name="P47"/>
      <text:p text:style-name="P180">2.7.0 :152 &gt; class Checkno</text:p>
      <text:p text:style-name="P180">2.7.0 :154 &gt; <text:s text:c="4"/>@no = no</text:p>
      <text:p text:style-name="P180">2.7.0 :155 &gt; <text:s text:c="2"/>end</text:p>
      <text:p text:style-name="P180">2.7.0 :156 &gt; <text:s text:c="2"/></text:p>
      <text:p text:style-name="P180">2.7.0 :157 &gt; <text:s text:c="2"/>def prime</text:p>
      <text:p text:style-name="P180">2.7.0 :158 &gt; <text:s text:c="4"/>x = 1</text:p>
      <text:p text:style-name="P180"><text:soft-page-break/>2.7.0 :159 &gt; <text:s text:c="4"/>for i in 2..(@no/2).to_i do </text:p>
      <text:p text:style-name="P180">2.7.0 :160 &gt; <text:s text:c="7"/>if @no%i == 0</text:p>
      <text:p text:style-name="P180">2.7.0 :163 &gt; <text:s text:c="7"/>end</text:p>
      <text:p text:style-name="P180">2.7.0 :164 &gt; <text:s text:c="4"/>end</text:p>
      <text:p text:style-name="P180">2.7.0 :178 &gt; class Checkno</text:p>
      <text:p text:style-name="P180">2.7.0 :181 &gt; <text:s text:c="2"/>end</text:p>
      <text:p text:style-name="P180">2.7.0 :182 &gt; <text:s text:c="2"/></text:p>
      <text:p text:style-name="P180">2.7.0 :185 &gt; <text:s text:c="4"/>for i in 2..(@no/2).to_i do </text:p>
      <text:p text:style-name="P180">2.7.0 :186 &gt; <text:s text:c="7"/>if @no%i == 0</text:p>
      <text:p text:style-name="P180">2.7.0 :187 &gt; <text:s text:c="9"/>x = -1</text:p>
      <text:p text:style-name="P180">2.7.0 :188 &gt; <text:s text:c="9"/>break</text:p>
      <text:p text:style-name="P180">2.7.0 :189 &gt; <text:s text:c="7"/>end</text:p>
      <text:p text:style-name="P180">2.7.0 :190 &gt; <text:s text:c="4"/>end</text:p>
      <text:p text:style-name="P180">2.7.0 :191 &gt; <text:s text:c="4"/>if x == 1 </text:p>
      <text:p text:style-name="P180">2.7.0 :192 &gt; <text:s text:c="6"/>print "#{@no} is a prime number\n"</text:p>
      <text:p text:style-name="P180">2.7.0 :193 &gt; <text:s text:c="4"/>else </text:p>
      <text:p text:style-name="P180">2.7.0 :194 &gt; <text:s text:c="6"/>print "#{@no} is not a prime number\n"</text:p>
      <text:p text:style-name="P180">2.7.0 :195 &gt; <text:s text:c="4"/>end</text:p>
      <text:p text:style-name="P180">2.7.0 :196 &gt; <text:s text:c="4"/>end</text:p>
      <text:p text:style-name="P180">2.7.0 :197?&gt; <text:s text:c="2"/>end</text:p>
      <text:p text:style-name="P180">2.7.0 :198 &gt; <text:s text:c="2"/></text:p>
      <text:p text:style-name="P180">2.7.0 :199 &gt; <text:s text:c="2"/></text:p>
      <text:p text:style-name="P180">2.7.0 :200 &gt; <text:s text:c="2"/></text:p>
      <text:p text:style-name="P180"><text:s/>=&gt; :prime </text:p>
      <text:p text:style-name="P180">2.7.0 :201 &gt; ob1 = Checkno.new(30)</text:p>
      <text:p text:style-name="P180">2.7.0 :202 &gt; ob1.prime</text:p>
      <text:p text:style-name="P180">30 is not a prime number</text:p>
      <text:p text:style-name="P180"><text:s/>=&gt; nil </text:p>
      <text:p text:style-name="P180">2.7.0 :203 &gt; ob2 = Checkno.new(17)</text:p>
      <text:p text:style-name="P180">2.7.0 :204 &gt; ob2.prime</text:p>
      <text:p text:style-name="P180">17 is a prime number</text:p>
      <text:p text:style-name="P180"><text:s/>=&gt; nil </text:p>
      <text:p text:style-name="P180"/>
      <text:p text:style-name="P184">Prgram for identifying <text:span text:style-name="T6">even or odd</text:span> no.s:</text:p>
      <text:p text:style-name="P184"/>
      <text:p text:style-name="P182">2.7.0 :214 &gt; def evenorodd(no)</text:p>
      <text:p text:style-name="P182">2.7.0 :215 &gt; <text:s text:c="2"/>if no%2==0</text:p>
      <text:p text:style-name="P182">2.7.0 :216 &gt; <text:s text:c="4"/>print "Number is even\n"</text:p>
      <text:p text:style-name="P182">2.7.0 :217 &gt; <text:s text:c="2"/>else </text:p>
      <text:p text:style-name="P182">2.7.0 :218 &gt; <text:s text:c="4"/>print "Number is odd\n"</text:p>
      <text:p text:style-name="P182">2.7.0 :219 &gt; <text:s text:c="2"/>end</text:p>
      <text:p text:style-name="P182">2.7.0 :220 &gt; end</text:p>
      <text:p text:style-name="P182"><text:s/>=&gt; :evenorodd </text:p>
      <text:p text:style-name="P182">2.7.0 :221 &gt; evenorodd(20)</text:p>
      <text:p text:style-name="P182">Number is even</text:p>
      <text:p text:style-name="P182"><text:s/>=&gt; nil </text:p>
      <text:p text:style-name="P182">2.7.0 :222 &gt; evenorodd(1)</text:p>
      <text:p text:style-name="P182">Number is odd</text:p>
      <text:p text:style-name="P182"><text:s/>=&gt; nil </text:p>
      <text:p text:style-name="P182">2.7.0 :223 &gt; evenorodd(9)</text:p>
      <text:p text:style-name="P182">Number is odd</text:p>
      <text:p text:style-name="P182"><text:s/>=&gt; nil </text:p>
      <text:p text:style-name="P182"><text:soft-page-break/></text:p>
      <text:p text:style-name="P185">Recursion:</text:p>
      <text:p text:style-name="P185"/>
      <text:p text:style-name="P183">2.7.0 :320 &gt; $i = 0 </text:p>
      <text:p text:style-name="P183">2.7.0 :321 &gt; def f1(str)</text:p>
      <text:p text:style-name="P183">2.7.0 :322 &gt; <text:s text:c="2"/>puts str </text:p>
      <text:p text:style-name="P183">2.7.0 :323 &gt; <text:s text:c="2"/>$i+=1</text:p>
      <text:p text:style-name="P183">2.7.0 :324 &gt; <text:s text:c="2"/>if $i&lt;5 <text:s/></text:p>
      <text:p text:style-name="P183">2.7.0 :325 &gt; <text:s text:c="4"/>f1(str)</text:p>
      <text:p text:style-name="P183">2.7.0 :326 &gt; <text:s text:c="2"/>end</text:p>
      <text:p text:style-name="P183">2.7.0 :327 &gt; end</text:p>
      <text:p text:style-name="P183"><text:s/>=&gt; :f1 </text:p>
      <text:p text:style-name="P183">2.7.0 :328 &gt; f1('This is a string')</text:p>
      <text:p text:style-name="P183">This is a string</text:p>
      <text:p text:style-name="P183">This is a string</text:p>
      <text:p text:style-name="P183">This is a string</text:p>
      <text:p text:style-name="P183">This is a string</text:p>
      <text:p text:style-name="P183">This is a string</text:p>
      <text:p text:style-name="P183"><text:s/>=&gt; ni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7T11:40:15.347735466</dc:date>
    <meta:editing-duration>PT8H36M17S</meta:editing-duration>
    <meta:editing-cycles>177</meta:editing-cycles>
    <meta:document-statistic meta:table-count="0" meta:image-count="0" meta:object-count="0" meta:page-count="34" meta:paragraph-count="1327" meta:word-count="5297" meta:character-count="26288" meta:non-whitespace-character-count="20888"/>
  </office:meta>
</office:document-meta>
</file>